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32cm"/>
    </style:style>
    <style:style style:name="co2" style:family="table-column">
      <style:table-column-properties fo:break-before="auto" style:column-width="2.275cm"/>
    </style:style>
    <style:style style:name="co3" style:family="table-column">
      <style:table-column-properties fo:break-before="auto" style:column-width="2.103cm"/>
    </style:style>
    <style:style style:name="ro1" style:family="table-row">
      <style:table-row-properties style:row-height="0.80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318cm" fo:break-before="auto" style:use-optimal-row-height="false"/>
    </style:style>
    <style:style style:name="ro4" style:family="table-row">
      <style:table-row-properties style:row-height="0.496cm" fo:break-before="auto" style:use-optimal-row-height="true"/>
    </style:style>
    <style:style style:name="ro5" style:family="table-row">
      <style:table-row-properties style:row-height="0.508cm" fo:break-before="auto" style:use-optimal-row-height="false"/>
    </style:style>
    <style:style style:name="ta1" style:family="table" style:master-page-name="PageStyle_5f_Presupuesto_20_doméstico">
      <style:table-properties table:display="true" style:writing-mode="lr-tb"/>
    </style:style>
    <style:style style:name="ta2" style:family="table" style:master-page-name="PageStyle_5f_Gráficos">
      <style:table-properties table:display="true" style:writing-mode="lr-tb" tableooo:tab-color="#b3a2c7"/>
    </style:style>
    <style:style style:name="ta3" style:family="table" style:master-page-name="PageStyle_5f_Instrucciones">
      <style:table-properties table:display="true" style:writing-mode="lr-tb" tableooo:tab-color="#fac090"/>
    </style:style>
    <number:number-style style:name="N8003" number:language="es" number:country="ES">
      <number:number number:decimal-places="0" number:min-integer-digits="1" number:grouping="true"/>
    </number:number-style>
    <style:style style:name="ce1" style:family="table-cell" style:parent-style-name="Excel_20_Built-in_20_Hyperlink" style:data-style-name="N8000">
      <style:table-cell-properties fo:background-color="#c4bd97" style:cell-protect="protected formula-hidden"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4f6228"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order-bottom="none" fo:background-color="#808080" style:cell-protect="protected formula-hidden" style:print-content="true" style:diagonal-bl-tr="none" style:diagonal-tl-br="none" fo:border-left="0.035cm solid #808080" fo:border-right="0.035cm solid #808080" style:rotation-align="none" fo:border-top="0.035cm solid #808080"/>
      <style:text-properties fo:color="#f2f2f2"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cell-protect="protected formula-hidden" style:print-content="true" style:diagonal-bl-tr="none" style:diagonal-tl-br="none" style:rotation-align="non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0.088cm solid #808080" style:cell-protect="protected formula-hidden" style:print-content="true" style:diagonal-bl-tr="none" style:diagonal-tl-br="none" fo:border-left="none" fo:border-right="0.035cm solid #808080" style:rotation-align="none" fo:border-top="non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none" style:cell-protect="protected formula-hidden" style:print-content="true" style:diagonal-bl-tr="none" style:diagonal-tl-br="none" style:text-align-source="fix" style:repeat-content="false" fo:wrap-option="no-wrap" fo:border-left="0.088cm solid #808080" style:direction="ltr" fo:border-right="none" style:rotation-angle="0" style:rotation-align="none" style:shrink-to-fit="false" fo:border-top="0.088cm solid #808080"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cell-protect="protected formula-hidden" style:print-content="true"/>
    </style:style>
    <style:style style:name="ce7" style:family="table-cell" style:parent-style-name="Default">
      <style:table-cell-properties fo:border-bottom="0.141cm solid #000000" style:cell-protect="protected formula-hidden" style:print-content="true" style:diagonal-bl-tr="none" style:diagonal-tl-br="none" fo:border-left="none" fo:border-right="none" style:rotation-align="none" fo:border-top="none"/>
    </style:style>
    <style:style style:name="ce8" style:family="table-cell" style:parent-style-name="Normal_20_3">
      <style:table-cell-properties fo:border-bottom="0.088cm solid #808080" fo:background-color="#008000" style:cell-protect="protected formula-hidden" style:print-content="true" style:diagonal-bl-tr="none" style:diagonal-tl-br="none" fo:border-left="none" fo:border-right="none" style:rotation-align="none" fo:border-top="non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Normal_20_3">
      <style:table-cell-properties style:cell-protect="protected formula-hidden" style:print-content="tru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3">
      <style:table-cell-properties fo:border-bottom="0.088cm solid #808080" style:cell-protect="protected formula-hidden" style:print-content="true" style:diagonal-bl-tr="none" style:diagonal-tl-br="none" fo:border-left="none" fo:border-right="0.035cm solid #808080" style:rotation-align="none" fo:border-top="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Normal_20_3">
      <style:table-cell-properties fo:background-color="#ccffcc" style:cell-protect="protected formula-hidden"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0.088cm solid #808080" fo:background-color="#ff0000" style:cell-protect="protected formula-hidden" style:print-content="true" style:diagonal-bl-tr="none" style:diagonal-tl-br="none" fo:border-left="none" fo:border-right="none" style:rotation-align="none" fo:border-top="none"/>
      <style:text-properties fo:color="#f2f2f2"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none" style:cell-protect="protected formula-hidden" style:print-content="true" style:diagonal-bl-tr="none" style:diagonal-tl-br="none" fo:border-left="0.035cm solid #000000" fo:border-right="none" style:rotation-align="none" fo:border-top="non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none" fo:background-color="#d99694" style:cell-protect="protected formula-hidden"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Normal_20_3">
      <style:table-cell-properties fo:border-bottom="0.088cm solid #808080" fo:background-color="#ff6600" style:cell-protect="protected formula-hidden" style:print-content="true" style:diagonal-bl-tr="none" style:diagonal-tl-br="none" fo:border-left="none" fo:border-right="none" style:rotation-align="none" fo:border-top="0.035cm solid #969696"/>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Normal_20_3">
      <style:table-cell-properties style:cell-protect="protected formula-hidden" style:print-content="true" style:diagonal-bl-tr="none" style:diagonal-tl-br="none" fo:background-color="transparent" style:rotation-align="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Normal_20_3">
      <style:table-cell-properties fo:border-bottom="0.088cm solid #80808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Normal_20_3">
      <style:table-cell-properties fo:background-color="#c0c0c0" style:cell-protect="protected formula-hidden"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Normal_20_3">
      <style:table-cell-properties style:cell-protect="protected formula-hidden" style:print-content="tru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35cm solid #80808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2f2f2"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Default">
      <style:table-cell-properties fo:background-color="#808080" style:cell-protect="protected formula-hidden" style:print-content="true" style:diagonal-bl-tr="none" style:diagonal-tl-br="none" fo:border="0.035cm solid #808080" style:rotation-align="none"/>
      <style:text-properties fo:color="#f2f2f2"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Excel_20_Built-in_20_Currency">
      <style:table-cell-properties fo:background-color="#e6e0ec" style:cell-protect="formula-hidden" style:print-content="true" style:diagonal-bl-tr="none" style:diagonal-tl-br="none" style:text-align-source="value-type" style:repeat-content="false" fo:wrap-option="no-wrap" fo:border="0.035cm solid #80808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Excel_20_Built-in_20_Currency">
      <style:table-cell-properties fo:border-bottom="0.035cm solid #969696" fo:background-color="#d7e4bd" style:cell-protect="protected 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Currency">
      <style:table-cell-properties fo:background-color="#e6b9b8" style:cell-protect="protected formula-hidden" style:print-content="true" style:diagonal-bl-tr="none" style:diagonal-tl-br="none" style:text-align-source="fix" style:repeat-content="false" fo:wrap-option="no-wrap" fo:border="0.035cm solid #80808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Currency">
      <style:table-cell-properties fo:border-bottom="0.088cm solid #808080" style:cell-protect="protected formula-hidden" style:print-content="true" style:diagonal-bl-tr="none" style:diagonal-tl-br="none" style:text-align-source="value-type" style:repeat-content="false" fo:background-color="transparent" fo:wrap-option="no-wrap" fo:border-left="0.035cm solid #808080" style:direction="ltr" fo:border-right="0.035cm solid #808080" style:rotation-angle="0" style:rotation-align="none" style:shrink-to-fit="false" fo:border-top="0.035cm solid #808080"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0" style:apply-style-name="ConditionalStyle_5f_7" style:base-cell-address="'Presupuesto doméstico'.A1"/>
      <style:map style:condition="cell-content()&lt;0" style:apply-style-name="ConditionalStyle_5f_8" style:base-cell-address="'Presupuesto doméstico'.A1"/>
      <style:map style:condition="cell-content()&gt;0" style:apply-style-name="ConditionalStyle_5f_9" style:base-cell-address="'Presupuesto doméstico'.A1"/>
    </style:style>
    <style:style style:name="ce26" style:family="table-cell" style:parent-style-name="Excel_20_Built-in_20_Currency">
      <style:table-cell-properties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808080"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0" style:apply-style-name="ConditionalStyle_5f_3" style:base-cell-address="'Presupuesto doméstico'.A1"/>
      <style:map style:condition="cell-content()&lt;0" style:apply-style-name="ConditionalStyle_5f_2" style:base-cell-address="'Presupuesto doméstico'.A1"/>
      <style:map style:condition="cell-content()&gt;0" style:apply-style-name="ConditionalStyle_5f_1" style:base-cell-address="'Presupuesto doméstico'.A1"/>
    </style:style>
    <style:style style:name="ce27" style:family="table-cell" style:parent-style-name="Default">
      <style:table-cell-properties fo:border-bottom="0.141cm solid #000000" fo:background-color="#ffc000" style:cell-protect="protected formula-hidden" style:print-content="true" style:diagonal-bl-tr="none" style:diagonal-tl-br="none" fo:border-left="none"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Excel_20_Built-in_20_Currency">
      <style:table-cell-properties fo:border-bottom="0.035cm solid #969696" fo:background-color="#d7e4bd" style:cell-protect="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Excel_20_Built-in_20_Currency">
      <style:table-cell-properties fo:border-bottom="0.088cm solid #808080" fo:background-color="#d7e4bd" style:cell-protect="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Currency">
      <style:table-cell-properties fo:background-color="#ccffcc" style:cell-protect="protected formula-hidden"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Excel_20_Built-in_20_Currency">
      <style:table-cell-properties fo:border-bottom="0.035cm solid #808080" fo:background-color="#e6b9b8" style:cell-protect="protected formula-hidden" style:print-content="true" style:diagonal-bl-tr="none" style:diagonal-tl-br="none" style:text-align-source="fix" style:repeat-content="false" fo:wrap-option="no-wrap" fo:border-left="0.035cm solid #808080" style:direction="ltr" fo:border-right="0.035cm solid #80808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Currency">
      <style:table-cell-properties fo:border-bottom="0.088cm solid #808080" fo:background-color="#e6b9b8" style:cell-protect="protected formula-hidden" style:print-content="true" style:diagonal-bl-tr="none" style:diagonal-tl-br="none" style:text-align-source="fix" style:repeat-content="false" fo:wrap-option="no-wrap" fo:border-left="0.035cm solid #808080" style:direction="ltr" fo:border-right="0.035cm solid #808080" style:rotation-angle="0" style:rotation-align="none" style:shrink-to-fit="false" fo:border-top="0.035cm solid #808080" style:vertical-align="bottom"/>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Excel_20_Built-in_20_Currency">
      <style:table-cell-properties fo:background-color="#d99694" style:cell-protect="protected formula-hidden"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Excel_20_Built-in_20_Currency">
      <style:table-cell-properties fo:border-bottom="0.035cm solid #969696" fo:background-color="#ffcc99" style:cell-protect="formula-hidden"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Excel_20_Built-in_20_Currency">
      <style:table-cell-properties fo:border-bottom="0.088cm solid #808080" fo:background-color="#ffcc99" style:cell-protect="formula-hidden"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0.035cm solid #969696"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Currency">
      <style:table-cell-properties fo:background-color="#c0c0c0" style:cell-protect="protected formula-hidden"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Excel_20_Built-in_20_Currency">
      <style:table-cell-properties fo:border-bottom="0.088cm solid #808080" fo:background-color="#ffcc99" style:cell-protect="formula-hidden"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Currency">
      <style:table-cell-properties fo:border-bottom="0.088cm solid #808080" style:cell-protect="protected formula-hidden" style:print-content="true" style:diagonal-bl-tr="none" style:diagonal-tl-br="none" style:text-align-source="value-type" style:repeat-content="false" fo:background-color="transparent" fo:wrap-option="no-wrap" fo:border-left="0.035cm solid #808080" style:direction="ltr" fo:border-right="0.035cm solid #808080" style:rotation-angle="0" style:rotation-align="none" style:shrink-to-fit="false" fo:border-top="0.035cm solid #808080"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0" style:apply-style-name="ConditionalStyle_5f_6" style:base-cell-address="'Presupuesto doméstico'.A1"/>
      <style:map style:condition="cell-content()&lt;0" style:apply-style-name="ConditionalStyle_5f_5" style:base-cell-address="'Presupuesto doméstico'.A1"/>
      <style:map style:condition="cell-content()&gt;0" style:apply-style-name="ConditionalStyle_5f_4" style:base-cell-address="'Presupuesto doméstico'.A1"/>
    </style:style>
    <style:style style:name="ce39" style:family="table-cell" style:parent-style-name="Excel_20_Built-in_20_Currency">
      <style:table-cell-properties fo:border-bottom="0.035cm solid #969696" fo:background-color="#d7e4bd" style:cell-protect="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0.035cm solid #808080"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table-cell-properties fo:background-color="#d7e4bd" style:cell-protect="formula-hidden" style:print-content="true" style:diagonal-bl-tr="none" style:diagonal-tl-br="none" style:text-align-source="value-type" style:repeat-content="false" fo:wrap-option="no-wrap" fo:border="0.035cm solid #80808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table-cell-properties fo:border-bottom="0.035cm solid #969696" fo:background-color="#d7e4bd" style:cell-protect="formula-hidden" style:print-content="true" style:diagonal-bl-tr="none" style:diagonal-tl-br="none" style:text-align-source="value-type" style:repeat-content="false" fo:wrap-option="no-wrap" fo:border-left="0.035cm solid #808080"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Excel_20_Built-in_20_Currency">
      <style:table-cell-properties fo:border-bottom="none" fo:background-color="#d7e4bd" style:cell-protect="formula-hidden" style:print-content="true" style:diagonal-bl-tr="none" style:diagonal-tl-br="none" style:text-align-source="value-type" style:repeat-content="false" fo:wrap-option="no-wrap" fo:border-left="0.035cm solid #808080" style:direction="ltr" fo:border-right="none" style:rotation-angle="0" style:rotation-align="none" style:shrink-to-fit="false" fo:border-top="0.035cm solid #969696"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table-cell-properties fo:border-bottom="0.088cm solid #808080" fo:background-color="#d7e4bd" style:cell-protect="formula-hidden" style:print-content="true" style:diagonal-bl-tr="none" style:diagonal-tl-br="none" style:text-align-source="value-type" style:repeat-content="false" fo:wrap-option="no-wrap" fo:border-left="0.035cm solid #808080" style:direction="ltr" fo:border-right="none" style:rotation-angle="0" style:rotation-align="none" style:shrink-to-fit="false" fo:border-top="0.035cm solid #808080"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Excel_20_Built-in_20_Currency">
      <style:table-cell-properties fo:border-bottom="none" fo:background-color="#d7e4bd" style:cell-protect="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Excel_20_Built-in_20_Currency">
      <style:table-cell-properties fo:border-bottom="0.088cm solid #808080" fo:background-color="#d7e4bd" style:cell-protect="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0.035cm solid #808080"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cell-protect="protected formula-hidden" style:print-content="true" style:diagonal-bl-tr="none" style:diagonal-tl-br="none" style:rotation-align="none"/>
    </style:style>
    <style:style style:name="ce47" style:family="table-cell" style:parent-style-name="Excel_20_Built-in_20_Currency">
      <style:table-cell-properties fo:border-bottom="0.035cm solid #969696" fo:background-color="#ffcc99" style:cell-protect="formula-hidden" style:print-content="true" style:diagonal-bl-tr="none" style:diagonal-tl-br="none" style:text-align-source="value-type" style:repeat-content="false" fo:wrap-option="no-wrap" fo:border-left="0.035cm solid #969696"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Excel_20_Built-in_20_Currency">
      <style:table-cell-properties fo:border-bottom="0.088cm solid #808080" fo:background-color="#ffcc99" style:cell-protect="formula-hidden" style:print-content="true" style:diagonal-bl-tr="none" style:diagonal-tl-br="none" style:text-align-source="value-type" style:repeat-content="false" fo:wrap-option="no-wrap" fo:border-left="0.035cm solid #969696" style:direction="ltr" fo:border-right="none" style:rotation-angle="0" style:rotation-align="none" style:shrink-to-fit="false" fo:border-top="0.035cm solid #969696"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Excel_20_Built-in_20_Currency">
      <style:table-cell-properties fo:background-color="#e6e0ec" style:cell-protect="protected formula-hidden" style:print-content="true" style:diagonal-bl-tr="none" style:diagonal-tl-br="none" style:text-align-source="value-type" style:repeat-content="false" fo:wrap-option="no-wrap" fo:border="0.035cm solid #80808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20_Built-in_20_Currency">
      <style:table-cell-properties fo:border-bottom="none" fo:background-color="#d7e4bd" style:cell-protect="protected 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Excel_20_Built-in_20_Currency">
      <style:table-cell-properties fo:background-color="#d7e4bd" style:cell-protect="protected formula-hidden" style:print-content="true" style:diagonal-bl-tr="none" style:diagonal-tl-br="none" style:text-align-source="value-type" style:repeat-content="false" fo:wrap-option="no-wrap" fo:border="0.035cm solid #808080"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Excel_20_Built-in_20_Currency">
      <style:table-cell-properties fo:border-bottom="0.088cm solid #808080" fo:background-color="#d7e4bd" style:cell-protect="protected formula-hidden" style:print-content="true" style:diagonal-bl-tr="none" style:diagonal-tl-br="none" style:text-align-source="value-type" style:repeat-content="false" fo:wrap-option="no-wrap" fo:border-left="0.035cm solid #808080" style:direction="ltr" fo:border-right="0.035cm solid #80808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20_Built-in_20_Currency">
      <style:table-cell-properties fo:border-bottom="0.035cm solid #969696" fo:background-color="#ffcc99" style:cell-protect="protected formula-hidden"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Excel_20_Built-in_20_Currency">
      <style:table-cell-properties fo:background-color="#ffcc99" style:cell-protect="protected formula-hidden" style:print-content="true" style:diagonal-bl-tr="none" style:diagonal-tl-br="none" style:text-align-source="value-type" style:repeat-content="false" fo:wrap-option="no-wrap" fo:border="0.035cm solid #969696"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Excel_20_Built-in_20_Currency">
      <style:table-cell-properties fo:border-bottom="0.088cm solid #808080" fo:background-color="#ffcc99" style:cell-protect="protected formula-hidden" style:print-content="true" style:diagonal-bl-tr="none" style:diagonal-tl-br="none" style:text-align-source="value-type" style:repeat-content="false" fo:wrap-option="no-wrap" fo:border-left="0.035cm solid #969696" style:direction="ltr" fo:border-right="0.035cm solid #969696"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Normal_20_3" style:data-style-name="N8003">
      <style:table-cell-properties style:cell-protect="protected formula-hidden" style:print-content="tru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Excel_20_Built-in_20_Currency">
      <style:table-cell-properties fo:border-bottom="0.035cm solid #969696" fo:background-color="#ffcc99" style:cell-protect="protected formula-hidden" style:print-content="true" style:diagonal-bl-tr="none" style:diagonal-tl-br="none" style:text-align-source="value-type" style:repeat-content="false" fo:wrap-option="no-wrap" fo:border-left="0.035cm solid #969696"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Currency">
      <style:table-cell-properties fo:border-bottom="0.035cm solid #969696" fo:background-color="#ffcc99" style:cell-protect="protected formula-hidden" style:print-content="true" style:diagonal-bl-tr="none" style:diagonal-tl-br="none" style:text-align-source="value-type" style:repeat-content="false" fo:wrap-option="no-wrap" fo:border-left="0.035cm solid #969696" style:direction="ltr" fo:border-right="none" style:rotation-angle="0" style:rotation-align="none" style:shrink-to-fit="false" fo:border-top="0.035cm solid #969696"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Excel_20_Built-in_20_Currency">
      <style:table-cell-properties fo:border-bottom="0.088cm solid #808080" fo:background-color="#ffcc99" style:cell-protect="protected formula-hidden" style:print-content="true" style:diagonal-bl-tr="none" style:diagonal-tl-br="none" style:text-align-source="value-type" style:repeat-content="false" fo:wrap-option="no-wrap" fo:border-left="0.035cm solid #969696" style:direction="ltr" fo:border-right="none"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d9d9d9" style:cell-protect="protected formula-hidden" style:print-content="tru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table-cell-properties fo:background-color="#d9d9d9" style:cell-protect="protected formula-hidden"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Excel_20_Built-in_20_Hyperlink" style:data-style-name="N8000">
      <style:table-cell-properties fo:background-color="#a6a6a6"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558ed5" style:text-outline="false" style:text-line-through-style="none" style:font-name="Arial" fo:font-size="28pt" fo:font-style="normal" fo:text-shadow="none" style:text-underline-style="solid" style:text-underline-width="auto" style:text-underline-color="font-color" fo:font-weight="normal" style:font-size-asian="28pt" style:font-style-asian="normal" style:font-weight-asian="normal" style:font-name-complex="Arial" style:font-size-complex="28pt" style:font-style-complex="normal" style:font-weight-complex="normal"/>
    </style:style>
    <style:style style:name="ce63" style:family="table-cell" style:parent-style-name="Default">
      <style:table-cell-properties fo:background-color="#a6a6a6" style:cell-protect="protected formula-hidden"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558ed5" style:text-outline="false" style:text-line-through-style="none" style:font-name="Calibri"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ole-draw-aspect="1"/>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Presupuesto doméstico" table:style-name="ta1" table:protected="true" table:print="false">
        <office:forms form:automatic-focus="false" form:apply-design-mode="false"/>
        <table:table-column table:style-name="co1" table:default-cell-style-name="ce6"/>
        <table:table-column table:style-name="co2" table:number-columns-repeated="1023" table:default-cell-style-name="ce6"/>
        <table:table-row table:style-name="ro1">
          <table:table-cell table:style-name="ce1" office:value-type="string">
            <text:p><text:a xlink:href="http://ambito-financiero.com/">http://ambito-financiero.com</text:a></text:p>
          </table:table-cell>
          <table:table-cell table:style-name="ce20" office:value-type="string" table:number-columns-spanned="4" table:number-rows-spanned="1">
            <text:p>Presupuesto doméstico</text:p>
          </table:table-cell>
          <table:covered-table-cell table:number-columns-repeated="3" table:style-name="ce20"/>
          <table:table-cell table:number-columns-repeated="1019"/>
        </table:table-row>
        <table:table-row table:style-name="ro2">
          <table:table-cell table:style-name="ce2" office:value-type="string">
            <text:p>Resumen Presupuesto Doméstico</text:p>
          </table:table-cell>
          <table:table-cell table:style-name="ce21" office:value-type="string">
            <text:p>ENE</text:p>
          </table:table-cell>
          <table:table-cell table:style-name="ce21" office:value-type="string">
            <text:p>FEB</text:p>
          </table:table-cell>
          <table:table-cell table:style-name="ce21" office:value-type="string">
            <text:p>MAR</text:p>
          </table:table-cell>
          <table:table-cell table:style-name="ce21" office:value-type="string">
            <text:p>ABR</text:p>
          </table:table-cell>
          <table:table-cell table:style-name="ce21" office:value-type="string">
            <text:p>MAY</text:p>
          </table:table-cell>
          <table:table-cell table:style-name="ce21" office:value-type="string">
            <text:p>JUN</text:p>
          </table:table-cell>
          <table:table-cell table:style-name="ce21" office:value-type="string">
            <text:p>JUL</text:p>
          </table:table-cell>
          <table:table-cell table:style-name="ce21" office:value-type="string">
            <text:p>AGO</text:p>
          </table:table-cell>
          <table:table-cell table:style-name="ce21" office:value-type="string">
            <text:p>SEP</text:p>
          </table:table-cell>
          <table:table-cell table:style-name="ce21" office:value-type="string">
            <text:p>OCT</text:p>
          </table:table-cell>
          <table:table-cell table:style-name="ce21" office:value-type="string">
            <text:p>NOV</text:p>
          </table:table-cell>
          <table:table-cell table:style-name="ce21" office:value-type="string">
            <text:p>DIC</text:p>
          </table:table-cell>
          <table:table-cell table:style-name="ce21" office:value-type="string">
            <text:p>TOTAL</text:p>
          </table:table-cell>
          <table:table-cell table:style-name="ce21" office:value-type="string">
            <text:p>MEDIA</text:p>
          </table:table-cell>
          <table:table-cell table:number-columns-repeated="1009"/>
        </table:table-row>
        <table:table-row table:style-name="ro2">
          <table:table-cell table:style-name="ce3" office:value-type="string">
            <text:p>Cantidad de partida</text:p>
          </table:table-cell>
          <table:table-cell table:number-columns-repeated="12" table:style-name="ce22"/>
          <table:table-cell table:style-name="ce49" table:formula="of:=SUM([.B3:.M3])" office:value-type="float" office:value="0">
            <text:p><text:s/>- <text:s text:c="2"/>€ </text:p>
          </table:table-cell>
          <table:table-cell table:style-name="ce49" table:formula="of:=[.N3]/COLUMNS([.B3:.M3])" office:value-type="float" office:value="0">
            <text:p><text:s/>- <text:s text:c="2"/>€ </text:p>
          </table:table-cell>
          <table:table-cell table:number-columns-repeated="1009"/>
        </table:table-row>
        <table:table-row table:style-name="ro2">
          <table:table-cell table:style-name="ce3" office:value-type="string">
            <text:p>Ingresos totales</text:p>
          </table:table-cell>
          <table:table-cell table:style-name="ce23" table:formula="of:=[.B16]" office:value-type="float" office:value="0">
            <text:p><text:s/>- <text:s text:c="2"/>€ </text:p>
          </table:table-cell>
          <table:table-cell table:style-name="ce23" table:formula="of:=[.C16]" office:value-type="float" office:value="0">
            <text:p><text:s/>- <text:s text:c="2"/>€ </text:p>
          </table:table-cell>
          <table:table-cell table:style-name="ce23" table:formula="of:=[.D16]" office:value-type="float" office:value="0">
            <text:p><text:s/>- <text:s text:c="2"/>€ </text:p>
          </table:table-cell>
          <table:table-cell table:style-name="ce23" table:formula="of:=[.E16]" office:value-type="float" office:value="0">
            <text:p><text:s/>- <text:s text:c="2"/>€ </text:p>
          </table:table-cell>
          <table:table-cell table:style-name="ce23" table:formula="of:=[.F16]" office:value-type="float" office:value="0">
            <text:p><text:s/>- <text:s text:c="2"/>€ </text:p>
          </table:table-cell>
          <table:table-cell table:style-name="ce23" table:formula="of:=[.G16]" office:value-type="float" office:value="0">
            <text:p><text:s/>- <text:s text:c="2"/>€ </text:p>
          </table:table-cell>
          <table:table-cell table:style-name="ce23" table:formula="of:=[.H16]" office:value-type="float" office:value="0">
            <text:p><text:s/>- <text:s text:c="2"/>€ </text:p>
          </table:table-cell>
          <table:table-cell table:style-name="ce23" table:formula="of:=[.I16]" office:value-type="float" office:value="0">
            <text:p><text:s/>- <text:s text:c="2"/>€ </text:p>
          </table:table-cell>
          <table:table-cell table:style-name="ce23" table:formula="of:=[.J16]" office:value-type="float" office:value="0">
            <text:p><text:s/>- <text:s text:c="2"/>€ </text:p>
          </table:table-cell>
          <table:table-cell table:style-name="ce23" table:formula="of:=[.K16]" office:value-type="float" office:value="0">
            <text:p><text:s/>- <text:s text:c="2"/>€ </text:p>
          </table:table-cell>
          <table:table-cell table:style-name="ce23" table:formula="of:=[.L16]" office:value-type="float" office:value="0">
            <text:p><text:s/>- <text:s text:c="2"/>€ </text:p>
          </table:table-cell>
          <table:table-cell table:style-name="ce23" table:formula="of:=[.M16]" office:value-type="float" office:value="0">
            <text:p><text:s/>- <text:s text:c="2"/>€ </text:p>
          </table:table-cell>
          <table:table-cell table:style-name="ce23" table:formula="of:=SUM([.B4:.M4])" office:value-type="float" office:value="0">
            <text:p><text:s/>- <text:s text:c="2"/>€ </text:p>
          </table:table-cell>
          <table:table-cell table:style-name="ce23" table:formula="of:=[.N4]/COLUMNS([.B4:.M4])" office:value-type="float" office:value="0">
            <text:p><text:s/>- <text:s text:c="2"/>€ </text:p>
          </table:table-cell>
          <table:table-cell table:number-columns-repeated="1009"/>
        </table:table-row>
        <table:table-row table:style-name="ro2">
          <table:table-cell table:style-name="ce3" office:value-type="string">
            <text:p>Gastos totales</text:p>
          </table:table-cell>
          <table:table-cell table:style-name="ce24" table:formula="of:=[.B25]" office:value-type="float" office:value="0">
            <text:p><text:s/>- <text:s text:c="2"/>€ </text:p>
          </table:table-cell>
          <table:table-cell table:style-name="ce24" table:formula="of:=[.C25]" office:value-type="float" office:value="0">
            <text:p><text:s/>- <text:s text:c="2"/>€ </text:p>
          </table:table-cell>
          <table:table-cell table:style-name="ce24" table:formula="of:=[.D25]" office:value-type="float" office:value="0">
            <text:p><text:s/>- <text:s text:c="2"/>€ </text:p>
          </table:table-cell>
          <table:table-cell table:style-name="ce24" table:formula="of:=[.E25]" office:value-type="float" office:value="0">
            <text:p><text:s/>- <text:s text:c="2"/>€ </text:p>
          </table:table-cell>
          <table:table-cell table:style-name="ce24" table:formula="of:=[.F25]" office:value-type="float" office:value="0">
            <text:p><text:s/>- <text:s text:c="2"/>€ </text:p>
          </table:table-cell>
          <table:table-cell table:style-name="ce24" table:formula="of:=[.G25]" office:value-type="float" office:value="0">
            <text:p><text:s/>- <text:s text:c="2"/>€ </text:p>
          </table:table-cell>
          <table:table-cell table:style-name="ce24" table:formula="of:=[.H25]" office:value-type="float" office:value="0">
            <text:p><text:s/>- <text:s text:c="2"/>€ </text:p>
          </table:table-cell>
          <table:table-cell table:style-name="ce24" table:formula="of:=[.I25]" office:value-type="float" office:value="0">
            <text:p><text:s/>- <text:s text:c="2"/>€ </text:p>
          </table:table-cell>
          <table:table-cell table:style-name="ce24" table:formula="of:=[.J25]" office:value-type="float" office:value="0">
            <text:p><text:s/>- <text:s text:c="2"/>€ </text:p>
          </table:table-cell>
          <table:table-cell table:style-name="ce24" table:formula="of:=[.K25]" office:value-type="float" office:value="0">
            <text:p><text:s/>- <text:s text:c="2"/>€ </text:p>
          </table:table-cell>
          <table:table-cell table:style-name="ce24" table:formula="of:=[.L25]" office:value-type="float" office:value="0">
            <text:p><text:s/>- <text:s text:c="2"/>€ </text:p>
          </table:table-cell>
          <table:table-cell table:style-name="ce24" table:formula="of:=[.M25]" office:value-type="float" office:value="0">
            <text:p><text:s/>- <text:s text:c="2"/>€ </text:p>
          </table:table-cell>
          <table:table-cell table:style-name="ce24" table:formula="of:=SUM([.B5:.M5])" office:value-type="float" office:value="0">
            <text:p><text:s/>- <text:s text:c="2"/>€ </text:p>
          </table:table-cell>
          <table:table-cell table:style-name="ce24" table:formula="of:=[.N5]/COLUMNS([.B5:.M5])" office:value-type="float" office:value="0">
            <text:p><text:s/>- <text:s text:c="2"/>€ </text:p>
          </table:table-cell>
          <table:table-cell table:number-columns-repeated="1009"/>
        </table:table-row>
        <table:table-row table:style-name="ro2">
          <table:table-cell table:style-name="ce4" office:value-type="string">
            <text:p>Resultado neto (Ingresos - Gastos)</text:p>
          </table:table-cell>
          <table:table-cell table:style-name="ce25" table:formula="of:=[.B4]-[.B5]" office:value-type="float" office:value="0">
            <text:p><text:s/>- <text:s text:c="2"/>€ </text:p>
          </table:table-cell>
          <table:table-cell table:style-name="ce38" table:formula="of:=[.C4]-[.C5]" office:value-type="float" office:value="0">
            <text:p><text:s/>- <text:s text:c="2"/>€ </text:p>
          </table:table-cell>
          <table:table-cell table:style-name="ce38" table:formula="of:=[.D4]-[.D5]" office:value-type="float" office:value="0">
            <text:p><text:s/>- <text:s text:c="2"/>€ </text:p>
          </table:table-cell>
          <table:table-cell table:style-name="ce38" table:formula="of:=[.E4]-[.E5]" office:value-type="float" office:value="0">
            <text:p><text:s/>- <text:s text:c="2"/>€ </text:p>
          </table:table-cell>
          <table:table-cell table:style-name="ce38" table:formula="of:=[.F4]-[.F5]" office:value-type="float" office:value="0">
            <text:p><text:s/>- <text:s text:c="2"/>€ </text:p>
          </table:table-cell>
          <table:table-cell table:style-name="ce38" table:formula="of:=[.G4]-[.G5]" office:value-type="float" office:value="0">
            <text:p><text:s/>- <text:s text:c="2"/>€ </text:p>
          </table:table-cell>
          <table:table-cell table:style-name="ce38" table:formula="of:=[.H4]-[.H5]" office:value-type="float" office:value="0">
            <text:p><text:s/>- <text:s text:c="2"/>€ </text:p>
          </table:table-cell>
          <table:table-cell table:style-name="ce38" table:formula="of:=[.I4]-[.I5]" office:value-type="float" office:value="0">
            <text:p><text:s/>- <text:s text:c="2"/>€ </text:p>
          </table:table-cell>
          <table:table-cell table:style-name="ce38" table:formula="of:=[.J4]-[.J5]" office:value-type="float" office:value="0">
            <text:p><text:s/>- <text:s text:c="2"/>€ </text:p>
          </table:table-cell>
          <table:table-cell table:style-name="ce38" table:formula="of:=[.K4]-[.K5]" office:value-type="float" office:value="0">
            <text:p><text:s/>- <text:s text:c="2"/>€ </text:p>
          </table:table-cell>
          <table:table-cell table:style-name="ce38" table:formula="of:=[.L4]-[.L5]" office:value-type="float" office:value="0">
            <text:p><text:s/>- <text:s text:c="2"/>€ </text:p>
          </table:table-cell>
          <table:table-cell table:style-name="ce38" table:formula="of:=[.M4]-[.M5]" office:value-type="float" office:value="0">
            <text:p><text:s/>- <text:s text:c="2"/>€ </text:p>
          </table:table-cell>
          <table:table-cell table:style-name="ce38" table:formula="of:=SUM([.B6:.M6])" office:value-type="float" office:value="0">
            <text:p><text:s/>- <text:s text:c="2"/>€ </text:p>
          </table:table-cell>
          <table:table-cell table:style-name="ce38" table:formula="of:=[.N6]/COLUMNS([.B6:.M6])" office:value-type="float" office:value="0">
            <text:p><text:s/>- <text:s text:c="2"/>€ </text:p>
          </table:table-cell>
          <table:table-cell table:number-columns-repeated="1009"/>
        </table:table-row>
        <table:table-row table:style-name="ro2">
          <table:table-cell table:style-name="ce5" office:value-type="string">
            <text:p>Resultado</text:p>
          </table:table-cell>
          <table:table-cell table:style-name="ce26" table:formula="of:=[.B3]+[.B6]" office:value-type="float" office:value="0">
            <text:p><text:s/>- <text:s text:c="2"/>€ </text:p>
          </table:table-cell>
          <table:table-cell table:style-name="ce26" table:formula="of:=[.C3]+[.C6]" office:value-type="float" office:value="0">
            <text:p><text:s/>- <text:s text:c="2"/>€ </text:p>
          </table:table-cell>
          <table:table-cell table:style-name="ce26" table:formula="of:=[.D3]+[.D6]" office:value-type="float" office:value="0">
            <text:p><text:s/>- <text:s text:c="2"/>€ </text:p>
          </table:table-cell>
          <table:table-cell table:style-name="ce26" table:formula="of:=[.E3]+[.E6]" office:value-type="float" office:value="0">
            <text:p><text:s/>- <text:s text:c="2"/>€ </text:p>
          </table:table-cell>
          <table:table-cell table:style-name="ce26" table:formula="of:=[.F3]+[.F6]" office:value-type="float" office:value="0">
            <text:p><text:s/>- <text:s text:c="2"/>€ </text:p>
          </table:table-cell>
          <table:table-cell table:style-name="ce26" table:formula="of:=[.G3]+[.G6]" office:value-type="float" office:value="0">
            <text:p><text:s/>- <text:s text:c="2"/>€ </text:p>
          </table:table-cell>
          <table:table-cell table:style-name="ce26" table:formula="of:=[.H3]+[.H6]" office:value-type="float" office:value="0">
            <text:p><text:s/>- <text:s text:c="2"/>€ </text:p>
          </table:table-cell>
          <table:table-cell table:style-name="ce26" table:formula="of:=[.I3]+[.I6]" office:value-type="float" office:value="0">
            <text:p><text:s/>- <text:s text:c="2"/>€ </text:p>
          </table:table-cell>
          <table:table-cell table:style-name="ce26" table:formula="of:=[.J3]+[.J6]" office:value-type="float" office:value="0">
            <text:p><text:s/>- <text:s text:c="2"/>€ </text:p>
          </table:table-cell>
          <table:table-cell table:style-name="ce26" table:formula="of:=[.K3]+[.K6]" office:value-type="float" office:value="0">
            <text:p><text:s/>- <text:s text:c="2"/>€ </text:p>
          </table:table-cell>
          <table:table-cell table:style-name="ce26" table:formula="of:=[.L3]+[.L6]" office:value-type="float" office:value="0">
            <text:p><text:s/>- <text:s text:c="2"/>€ </text:p>
          </table:table-cell>
          <table:table-cell table:style-name="ce26" table:formula="of:=[.M3]+[.M6]" office:value-type="float" office:value="0">
            <text:p><text:s/>- <text:s text:c="2"/>€ </text:p>
          </table:table-cell>
          <table:table-cell table:style-name="ce26" table:formula="of:=SUM([.B7:.M7])" office:value-type="float" office:value="0">
            <text:p><text:s/>- <text:s text:c="2"/>€ </text:p>
          </table:table-cell>
          <table:table-cell table:style-name="ce26" table:formula="of:=[.N7]/COLUMNS([.B7:.M7])" office:value-type="float" office:value="0">
            <text:p><text:s/>- <text:s text:c="2"/>€ </text:p>
          </table:table-cell>
          <table:table-cell table:number-columns-repeated="1009"/>
        </table:table-row>
        <table:table-row table:style-name="ro3">
          <table:table-cell table:number-columns-repeated="12"/>
          <table:table-cell table:style-name="ce46"/>
          <table:table-cell table:number-columns-repeated="1011"/>
        </table:table-row>
        <table:table-row table:style-name="ro4">
          <table:table-cell table:style-name="ce7"/>
          <table:table-cell table:style-name="ce27" office:value-type="string">
            <text:p>ENE</text:p>
          </table:table-cell>
          <table:table-cell table:style-name="ce27" office:value-type="string">
            <text:p>FEB</text:p>
          </table:table-cell>
          <table:table-cell table:style-name="ce27" office:value-type="string">
            <text:p>MAR</text:p>
          </table:table-cell>
          <table:table-cell table:style-name="ce27" office:value-type="string">
            <text:p>ABR</text:p>
          </table:table-cell>
          <table:table-cell table:style-name="ce27" office:value-type="string">
            <text:p>MAY</text:p>
          </table:table-cell>
          <table:table-cell table:style-name="ce27" office:value-type="string">
            <text:p>JUN</text:p>
          </table:table-cell>
          <table:table-cell table:style-name="ce27" office:value-type="string">
            <text:p>JUL</text:p>
          </table:table-cell>
          <table:table-cell table:style-name="ce27" office:value-type="string">
            <text:p>AGO</text:p>
          </table:table-cell>
          <table:table-cell table:style-name="ce27" office:value-type="string">
            <text:p>SEP</text:p>
          </table:table-cell>
          <table:table-cell table:style-name="ce27" office:value-type="string">
            <text:p>OCT</text:p>
          </table:table-cell>
          <table:table-cell table:style-name="ce27" office:value-type="string">
            <text:p>NOV</text:p>
          </table:table-cell>
          <table:table-cell table:style-name="ce27" office:value-type="string">
            <text:p>DIC</text:p>
          </table:table-cell>
          <table:table-cell table:style-name="ce27" office:value-type="string">
            <text:p>TOTAL</text:p>
          </table:table-cell>
          <table:table-cell table:style-name="ce27" office:value-type="string">
            <text:p>MEDIA</text:p>
          </table:table-cell>
          <table:table-cell table:number-columns-repeated="1009"/>
        </table:table-row>
        <table:table-row table:style-name="ro2">
          <table:table-cell table:style-name="ce8" office:value-type="string">
            <text:p>Ingresos</text:p>
          </table:table-cell>
          <table:table-cell table:style-name="ce8" table:number-columns-repeated="14"/>
          <table:table-cell table:number-columns-repeated="1009"/>
        </table:table-row>
        <table:table-row table:style-name="ro2">
          <table:table-cell table:style-name="ce9" office:value-type="string">
            <text:p>Salario</text:p>
          </table:table-cell>
          <table:table-cell table:style-name="ce28" table:number-columns-repeated="12"/>
          <table:table-cell table:style-name="ce50" table:formula="of:=SUM([.B11:.M11])" office:value-type="float" office:value="0">
            <text:p><text:s/>- <text:s text:c="2"/>€ </text:p>
          </table:table-cell>
          <table:table-cell table:style-name="ce50" table:formula="of:=[.N11]/COLUMNS([.B11:.M11])" office:value-type="float" office:value="0">
            <text:p><text:s/>- <text:s text:c="2"/>€ </text:p>
          </table:table-cell>
          <table:table-cell table:number-columns-repeated="1009"/>
        </table:table-row>
        <table:table-row table:style-name="ro2">
          <table:table-cell table:style-name="ce9" office:value-type="string">
            <text:p>Ingresos por intereses</text:p>
          </table:table-cell>
          <table:table-cell table:style-name="ce28" table:number-columns-repeated="2"/>
          <table:table-cell table:style-name="ce39"/>
          <table:table-cell table:style-name="ce28"/>
          <table:table-cell table:style-name="ce40"/>
          <table:table-cell table:style-name="ce28" table:number-columns-repeated="3"/>
          <table:table-cell table:style-name="ce41"/>
          <table:table-cell table:style-name="ce28" table:number-columns-repeated="3"/>
          <table:table-cell table:style-name="ce51" table:formula="of:=SUM([.B12:.M12])" office:value-type="float" office:value="0">
            <text:p><text:s/>- <text:s text:c="2"/>€ </text:p>
          </table:table-cell>
          <table:table-cell table:style-name="ce51" table:formula="of:=[.N12]/COLUMNS([.B12:.M12])" office:value-type="float" office:value="0">
            <text:p><text:s/>- <text:s text:c="2"/>€ </text:p>
          </table:table-cell>
          <table:table-cell table:number-columns-repeated="1009"/>
        </table:table-row>
        <table:table-row table:style-name="ro2">
          <table:table-cell table:style-name="ce9" office:value-type="string">
            <text:p>Dividendos</text:p>
          </table:table-cell>
          <table:table-cell table:style-name="ce28" table:number-columns-repeated="8"/>
          <table:table-cell table:style-name="ce41"/>
          <table:table-cell table:style-name="ce28" table:number-columns-repeated="3"/>
          <table:table-cell table:style-name="ce51" table:formula="of:=SUM([.B13:.M13])" office:value-type="float" office:value="0">
            <text:p><text:s/>- <text:s text:c="2"/>€ </text:p>
          </table:table-cell>
          <table:table-cell table:style-name="ce51" table:formula="of:=[.N13]/COLUMNS([.B13:.M13])" office:value-type="float" office:value="0">
            <text:p><text:s/>- <text:s text:c="2"/>€ </text:p>
          </table:table-cell>
          <table:table-cell table:number-columns-repeated="1009"/>
        </table:table-row>
        <table:table-row table:style-name="ro2">
          <table:table-cell table:style-name="ce9" office:value-type="string">
            <text:p>Alquileres</text:p>
          </table:table-cell>
          <table:table-cell table:style-name="ce28" table:number-columns-repeated="8"/>
          <table:table-cell table:style-name="ce42"/>
          <table:table-cell table:style-name="ce44"/>
          <table:table-cell table:style-name="ce28" table:number-columns-repeated="2"/>
          <table:table-cell table:style-name="ce51" table:formula="of:=SUM([.B14:.M14])" office:value-type="float" office:value="0">
            <text:p><text:s/>- <text:s text:c="2"/>€ </text:p>
          </table:table-cell>
          <table:table-cell table:style-name="ce51" table:formula="of:=[.N14]/COLUMNS([.B14:.M14])" office:value-type="float" office:value="0">
            <text:p><text:s/>- <text:s text:c="2"/>€ </text:p>
          </table:table-cell>
          <table:table-cell table:number-columns-repeated="1009"/>
        </table:table-row>
        <table:table-row table:style-name="ro2">
          <table:table-cell table:style-name="ce10" office:value-type="string">
            <text:p>Otros</text:p>
          </table:table-cell>
          <table:table-cell table:style-name="ce29" table:number-columns-repeated="8"/>
          <table:table-cell table:style-name="ce43"/>
          <table:table-cell table:style-name="ce45"/>
          <table:table-cell table:style-name="ce29" table:number-columns-repeated="2"/>
          <table:table-cell table:style-name="ce52" table:formula="of:=SUM([.B15:.M15])" office:value-type="float" office:value="0">
            <text:p><text:s/>- <text:s text:c="2"/>€ </text:p>
          </table:table-cell>
          <table:table-cell table:style-name="ce52" table:formula="of:=[.N15]/COLUMNS([.B15:.M15])" office:value-type="float" office:value="0">
            <text:p><text:s/>- <text:s text:c="2"/>€ </text:p>
          </table:table-cell>
          <table:table-cell table:number-columns-repeated="1009"/>
        </table:table-row>
        <table:table-row table:style-name="ro2">
          <table:table-cell table:style-name="ce11" office:value-type="string">
            <text:p>Total ingresos</text:p>
          </table:table-cell>
          <table:table-cell table:style-name="ce30" table:formula="of:=SUM([.B11:.B15])" office:value-type="float" office:value="0">
            <text:p><text:s/>- <text:s text:c="2"/>€ </text:p>
          </table:table-cell>
          <table:table-cell table:style-name="ce30" table:formula="of:=SUM([.C11:.C15])" office:value-type="float" office:value="0">
            <text:p><text:s/>- <text:s text:c="2"/>€ </text:p>
          </table:table-cell>
          <table:table-cell table:style-name="ce30" table:formula="of:=SUM([.D11:.D15])" office:value-type="float" office:value="0">
            <text:p><text:s/>- <text:s text:c="2"/>€ </text:p>
          </table:table-cell>
          <table:table-cell table:style-name="ce30" table:formula="of:=SUM([.E11:.E15])" office:value-type="float" office:value="0">
            <text:p><text:s/>- <text:s text:c="2"/>€ </text:p>
          </table:table-cell>
          <table:table-cell table:style-name="ce30" table:formula="of:=SUM([.F11:.F15])" office:value-type="float" office:value="0">
            <text:p><text:s/>- <text:s text:c="2"/>€ </text:p>
          </table:table-cell>
          <table:table-cell table:style-name="ce30" table:formula="of:=SUM([.G11:.G15])" office:value-type="float" office:value="0">
            <text:p><text:s/>- <text:s text:c="2"/>€ </text:p>
          </table:table-cell>
          <table:table-cell table:style-name="ce30" table:formula="of:=SUM([.H11:.H15])" office:value-type="float" office:value="0">
            <text:p><text:s/>- <text:s text:c="2"/>€ </text:p>
          </table:table-cell>
          <table:table-cell table:style-name="ce30" table:formula="of:=SUM([.I11:.I15])" office:value-type="float" office:value="0">
            <text:p><text:s/>- <text:s text:c="2"/>€ </text:p>
          </table:table-cell>
          <table:table-cell table:style-name="ce30" table:formula="of:=SUM([.J11:.J15])" office:value-type="float" office:value="0">
            <text:p><text:s/>- <text:s text:c="2"/>€ </text:p>
          </table:table-cell>
          <table:table-cell table:style-name="ce30" table:formula="of:=SUM([.K11:.K15])" office:value-type="float" office:value="0">
            <text:p><text:s/>- <text:s text:c="2"/>€ </text:p>
          </table:table-cell>
          <table:table-cell table:style-name="ce30" table:formula="of:=SUM([.L11:.L15])" office:value-type="float" office:value="0">
            <text:p><text:s/>- <text:s text:c="2"/>€ </text:p>
          </table:table-cell>
          <table:table-cell table:style-name="ce30" table:formula="of:=SUM([.M11:.M15])" office:value-type="float" office:value="0">
            <text:p><text:s/>- <text:s text:c="2"/>€ </text:p>
          </table:table-cell>
          <table:table-cell table:style-name="ce30" table:formula="of:=SUM([.B16:.M16])" office:value-type="float" office:value="0">
            <text:p><text:s/>- <text:s text:c="2"/>€ </text:p>
          </table:table-cell>
          <table:table-cell table:style-name="ce30" table:formula="of:=[.N16]/COLUMNS([.B16:.M16])" office:value-type="float" office:value="0">
            <text:p><text:s/>- <text:s text:c="2"/>€ </text:p>
          </table:table-cell>
          <table:table-cell table:number-columns-repeated="1009"/>
        </table:table-row>
        <table:table-row table:style-name="ro2">
          <table:table-cell table:number-columns-repeated="1024"/>
        </table:table-row>
        <table:table-row table:style-name="ro2">
          <table:table-cell table:style-name="ce12" office:value-type="string">
            <text:p>Resumen de gastos</text:p>
          </table:table-cell>
          <table:table-cell table:style-name="ce12" table:number-columns-repeated="14"/>
          <table:table-cell table:number-columns-repeated="1009"/>
        </table:table-row>
        <table:table-row table:style-name="ro2">
          <table:table-cell table:style-name="ce13" table:formula="of:=[.A27]" office:value-type="string" office:string-value="Gastos del hogar">
            <text:p>Gastos del hogar</text:p>
          </table:table-cell>
          <table:table-cell table:style-name="ce31" table:formula="of:=[.B40]" office:value-type="float" office:value="0">
            <text:p><text:s/>- <text:s text:c="2"/>€ </text:p>
          </table:table-cell>
          <table:table-cell table:style-name="ce31" table:formula="of:=[.C40]" office:value-type="float" office:value="0">
            <text:p><text:s/>- <text:s text:c="2"/>€ </text:p>
          </table:table-cell>
          <table:table-cell table:style-name="ce31" table:formula="of:=[.D40]" office:value-type="float" office:value="0">
            <text:p><text:s/>- <text:s text:c="2"/>€ </text:p>
          </table:table-cell>
          <table:table-cell table:style-name="ce31" table:formula="of:=[.E40]" office:value-type="float" office:value="0">
            <text:p><text:s/>- <text:s text:c="2"/>€ </text:p>
          </table:table-cell>
          <table:table-cell table:style-name="ce31" table:formula="of:=[.F40]" office:value-type="float" office:value="0">
            <text:p><text:s/>- <text:s text:c="2"/>€ </text:p>
          </table:table-cell>
          <table:table-cell table:style-name="ce31" table:formula="of:=[.G40]" office:value-type="float" office:value="0">
            <text:p><text:s/>- <text:s text:c="2"/>€ </text:p>
          </table:table-cell>
          <table:table-cell table:style-name="ce31" table:formula="of:=[.H40]" office:value-type="float" office:value="0">
            <text:p><text:s/>- <text:s text:c="2"/>€ </text:p>
          </table:table-cell>
          <table:table-cell table:style-name="ce31" table:formula="of:=[.I40]" office:value-type="float" office:value="0">
            <text:p><text:s/>- <text:s text:c="2"/>€ </text:p>
          </table:table-cell>
          <table:table-cell table:style-name="ce31" table:formula="of:=[.J40]" office:value-type="float" office:value="0">
            <text:p><text:s/>- <text:s text:c="2"/>€ </text:p>
          </table:table-cell>
          <table:table-cell table:style-name="ce31" table:formula="of:=[.K40]" office:value-type="float" office:value="0">
            <text:p><text:s/>- <text:s text:c="2"/>€ </text:p>
          </table:table-cell>
          <table:table-cell table:style-name="ce31" table:formula="of:=[.L40]" office:value-type="float" office:value="0">
            <text:p><text:s/>- <text:s text:c="2"/>€ </text:p>
          </table:table-cell>
          <table:table-cell table:style-name="ce31" table:formula="of:=[.M40]" office:value-type="float" office:value="0">
            <text:p><text:s/>- <text:s text:c="2"/>€ </text:p>
          </table:table-cell>
          <table:table-cell table:style-name="ce31" table:formula="of:=SUM([.B19:.M19])" office:value-type="float" office:value="0">
            <text:p><text:s/>- <text:s text:c="2"/>€ </text:p>
          </table:table-cell>
          <table:table-cell table:style-name="ce31" table:formula="of:=[.N19]/COLUMNS([.B19:.M19])" office:value-type="float" office:value="0">
            <text:p><text:s/>- <text:s text:c="2"/>€ </text:p>
          </table:table-cell>
          <table:table-cell table:number-columns-repeated="1009"/>
        </table:table-row>
        <table:table-row table:style-name="ro2">
          <table:table-cell table:style-name="ce13" table:formula="of:=[.A42]" office:value-type="string" office:string-value="Gastos de transporte">
            <text:p>Gastos de transporte</text:p>
          </table:table-cell>
          <table:table-cell table:style-name="ce24" table:formula="of:=[.B49]" office:value-type="float" office:value="0">
            <text:p><text:s/>- <text:s text:c="2"/>€ </text:p>
          </table:table-cell>
          <table:table-cell table:style-name="ce24" table:formula="of:=[.C49]" office:value-type="float" office:value="0">
            <text:p><text:s/>- <text:s text:c="2"/>€ </text:p>
          </table:table-cell>
          <table:table-cell table:style-name="ce24" table:formula="of:=[.D49]" office:value-type="float" office:value="0">
            <text:p><text:s/>- <text:s text:c="2"/>€ </text:p>
          </table:table-cell>
          <table:table-cell table:style-name="ce24" table:formula="of:=[.E49]" office:value-type="float" office:value="0">
            <text:p><text:s/>- <text:s text:c="2"/>€ </text:p>
          </table:table-cell>
          <table:table-cell table:style-name="ce24" table:formula="of:=[.F49]" office:value-type="float" office:value="0">
            <text:p><text:s/>- <text:s text:c="2"/>€ </text:p>
          </table:table-cell>
          <table:table-cell table:style-name="ce24" table:formula="of:=[.G49]" office:value-type="float" office:value="0">
            <text:p><text:s/>- <text:s text:c="2"/>€ </text:p>
          </table:table-cell>
          <table:table-cell table:style-name="ce24" table:formula="of:=[.H49]" office:value-type="float" office:value="0">
            <text:p><text:s/>- <text:s text:c="2"/>€ </text:p>
          </table:table-cell>
          <table:table-cell table:style-name="ce24" table:formula="of:=[.I49]" office:value-type="float" office:value="0">
            <text:p><text:s/>- <text:s text:c="2"/>€ </text:p>
          </table:table-cell>
          <table:table-cell table:style-name="ce24" table:formula="of:=[.J49]" office:value-type="float" office:value="0">
            <text:p><text:s/>- <text:s text:c="2"/>€ </text:p>
          </table:table-cell>
          <table:table-cell table:style-name="ce24" table:formula="of:=[.K49]" office:value-type="float" office:value="0">
            <text:p><text:s/>- <text:s text:c="2"/>€ </text:p>
          </table:table-cell>
          <table:table-cell table:style-name="ce24" table:formula="of:=[.L49]" office:value-type="float" office:value="0">
            <text:p><text:s/>- <text:s text:c="2"/>€ </text:p>
          </table:table-cell>
          <table:table-cell table:style-name="ce24" table:formula="of:=[.M49]" office:value-type="float" office:value="0">
            <text:p><text:s/>- <text:s text:c="2"/>€ </text:p>
          </table:table-cell>
          <table:table-cell table:style-name="ce24" table:formula="of:=SUM([.B20:.M20])" office:value-type="float" office:value="0">
            <text:p><text:s/>- <text:s text:c="2"/>€ </text:p>
          </table:table-cell>
          <table:table-cell table:style-name="ce24" table:formula="of:=[.N20]/COLUMNS([.B20:.M20])" office:value-type="float" office:value="0">
            <text:p><text:s/>- <text:s text:c="2"/>€ </text:p>
          </table:table-cell>
          <table:table-cell table:number-columns-repeated="1009"/>
        </table:table-row>
        <table:table-row table:style-name="ro2">
          <table:table-cell table:style-name="ce13" table:formula="of:=[.A51]" office:value-type="string" office:string-value="Gasto sanitario">
            <text:p>Gasto sanitario</text:p>
          </table:table-cell>
          <table:table-cell table:style-name="ce24" table:formula="of:=[.B57]" office:value-type="float" office:value="0">
            <text:p><text:s/>- <text:s text:c="2"/>€ </text:p>
          </table:table-cell>
          <table:table-cell table:style-name="ce24" table:formula="of:=[.C57]" office:value-type="float" office:value="0">
            <text:p><text:s/>- <text:s text:c="2"/>€ </text:p>
          </table:table-cell>
          <table:table-cell table:style-name="ce24" table:formula="of:=[.D57]" office:value-type="float" office:value="0">
            <text:p><text:s/>- <text:s text:c="2"/>€ </text:p>
          </table:table-cell>
          <table:table-cell table:style-name="ce24" table:formula="of:=[.E57]" office:value-type="float" office:value="0">
            <text:p><text:s/>- <text:s text:c="2"/>€ </text:p>
          </table:table-cell>
          <table:table-cell table:style-name="ce24" table:formula="of:=[.F57]" office:value-type="float" office:value="0">
            <text:p><text:s/>- <text:s text:c="2"/>€ </text:p>
          </table:table-cell>
          <table:table-cell table:style-name="ce24" table:formula="of:=[.G57]" office:value-type="float" office:value="0">
            <text:p><text:s/>- <text:s text:c="2"/>€ </text:p>
          </table:table-cell>
          <table:table-cell table:style-name="ce24" table:formula="of:=[.H57]" office:value-type="float" office:value="0">
            <text:p><text:s/>- <text:s text:c="2"/>€ </text:p>
          </table:table-cell>
          <table:table-cell table:style-name="ce24" table:formula="of:=[.I57]" office:value-type="float" office:value="0">
            <text:p><text:s/>- <text:s text:c="2"/>€ </text:p>
          </table:table-cell>
          <table:table-cell table:style-name="ce24" table:formula="of:=[.J57]" office:value-type="float" office:value="0">
            <text:p><text:s/>- <text:s text:c="2"/>€ </text:p>
          </table:table-cell>
          <table:table-cell table:style-name="ce24" table:formula="of:=[.K57]" office:value-type="float" office:value="0">
            <text:p><text:s/>- <text:s text:c="2"/>€ </text:p>
          </table:table-cell>
          <table:table-cell table:style-name="ce24" table:formula="of:=[.L57]" office:value-type="float" office:value="0">
            <text:p><text:s/>- <text:s text:c="2"/>€ </text:p>
          </table:table-cell>
          <table:table-cell table:style-name="ce24" table:formula="of:=[.M57]" office:value-type="float" office:value="0">
            <text:p><text:s/>- <text:s text:c="2"/>€ </text:p>
          </table:table-cell>
          <table:table-cell table:style-name="ce24" table:formula="of:=SUM([.B21:.M21])" office:value-type="float" office:value="0">
            <text:p><text:s/>- <text:s text:c="2"/>€ </text:p>
          </table:table-cell>
          <table:table-cell table:style-name="ce24" table:formula="of:=[.N21]/COLUMNS([.B21:.M21])" office:value-type="float" office:value="0">
            <text:p><text:s/>- <text:s text:c="2"/>€ </text:p>
          </table:table-cell>
          <table:table-cell table:number-columns-repeated="1009"/>
        </table:table-row>
        <table:table-row table:style-name="ro2">
          <table:table-cell table:style-name="ce13" table:formula="of:=[.A59]" office:value-type="string" office:string-value="Gastos vida diaria">
            <text:p>Gastos vida diaria</text:p>
          </table:table-cell>
          <table:table-cell table:style-name="ce24" table:formula="of:=[.B69]" office:value-type="float" office:value="0">
            <text:p><text:s/>- <text:s text:c="2"/>€ </text:p>
          </table:table-cell>
          <table:table-cell table:style-name="ce24" table:formula="of:=[.C69]" office:value-type="float" office:value="0">
            <text:p><text:s/>- <text:s text:c="2"/>€ </text:p>
          </table:table-cell>
          <table:table-cell table:style-name="ce24" table:formula="of:=[.D69]" office:value-type="float" office:value="0">
            <text:p><text:s/>- <text:s text:c="2"/>€ </text:p>
          </table:table-cell>
          <table:table-cell table:style-name="ce24" table:formula="of:=[.E69]" office:value-type="float" office:value="0">
            <text:p><text:s/>- <text:s text:c="2"/>€ </text:p>
          </table:table-cell>
          <table:table-cell table:style-name="ce24" table:formula="of:=[.F69]" office:value-type="float" office:value="0">
            <text:p><text:s/>- <text:s text:c="2"/>€ </text:p>
          </table:table-cell>
          <table:table-cell table:style-name="ce24" table:formula="of:=[.G69]" office:value-type="float" office:value="0">
            <text:p><text:s/>- <text:s text:c="2"/>€ </text:p>
          </table:table-cell>
          <table:table-cell table:style-name="ce24" table:formula="of:=[.H69]" office:value-type="float" office:value="0">
            <text:p><text:s/>- <text:s text:c="2"/>€ </text:p>
          </table:table-cell>
          <table:table-cell table:style-name="ce24" table:formula="of:=[.I69]" office:value-type="float" office:value="0">
            <text:p><text:s/>- <text:s text:c="2"/>€ </text:p>
          </table:table-cell>
          <table:table-cell table:style-name="ce24" table:formula="of:=[.J69]" office:value-type="float" office:value="0">
            <text:p><text:s/>- <text:s text:c="2"/>€ </text:p>
          </table:table-cell>
          <table:table-cell table:style-name="ce24" table:formula="of:=[.K69]" office:value-type="float" office:value="0">
            <text:p><text:s/>- <text:s text:c="2"/>€ </text:p>
          </table:table-cell>
          <table:table-cell table:style-name="ce24" table:formula="of:=[.L69]" office:value-type="float" office:value="0">
            <text:p><text:s/>- <text:s text:c="2"/>€ </text:p>
          </table:table-cell>
          <table:table-cell table:style-name="ce24" table:formula="of:=[.M69]" office:value-type="float" office:value="0">
            <text:p><text:s/>- <text:s text:c="2"/>€ </text:p>
          </table:table-cell>
          <table:table-cell table:style-name="ce24" table:formula="of:=SUM([.B22:.M22])" office:value-type="float" office:value="0">
            <text:p><text:s/>- <text:s text:c="2"/>€ </text:p>
          </table:table-cell>
          <table:table-cell table:style-name="ce24" table:formula="of:=[.N22]/COLUMNS([.B22:.M22])" office:value-type="float" office:value="0">
            <text:p><text:s/>- <text:s text:c="2"/>€ </text:p>
          </table:table-cell>
          <table:table-cell table:number-columns-repeated="1009"/>
        </table:table-row>
        <table:table-row table:style-name="ro2">
          <table:table-cell table:style-name="ce3" table:formula="of:=[.A71]" office:value-type="string" office:string-value="Gastos en entretenimiento">
            <text:p>Gastos en entretenimiento</text:p>
          </table:table-cell>
          <table:table-cell table:style-name="ce24" table:formula="of:=[.B82]" office:value-type="float" office:value="0">
            <text:p><text:s/>- <text:s text:c="2"/>€ </text:p>
          </table:table-cell>
          <table:table-cell table:style-name="ce24" table:formula="of:=[.C82]" office:value-type="float" office:value="0">
            <text:p><text:s/>- <text:s text:c="2"/>€ </text:p>
          </table:table-cell>
          <table:table-cell table:style-name="ce24" table:formula="of:=[.D82]" office:value-type="float" office:value="0">
            <text:p><text:s/>- <text:s text:c="2"/>€ </text:p>
          </table:table-cell>
          <table:table-cell table:style-name="ce24" table:formula="of:=[.E82]" office:value-type="float" office:value="0">
            <text:p><text:s/>- <text:s text:c="2"/>€ </text:p>
          </table:table-cell>
          <table:table-cell table:style-name="ce24" table:formula="of:=[.F82]" office:value-type="float" office:value="0">
            <text:p><text:s/>- <text:s text:c="2"/>€ </text:p>
          </table:table-cell>
          <table:table-cell table:style-name="ce24" table:formula="of:=[.G82]" office:value-type="float" office:value="0">
            <text:p><text:s/>- <text:s text:c="2"/>€ </text:p>
          </table:table-cell>
          <table:table-cell table:style-name="ce24" table:formula="of:=[.H82]" office:value-type="float" office:value="0">
            <text:p><text:s/>- <text:s text:c="2"/>€ </text:p>
          </table:table-cell>
          <table:table-cell table:style-name="ce24" table:formula="of:=[.I82]" office:value-type="float" office:value="0">
            <text:p><text:s/>- <text:s text:c="2"/>€ </text:p>
          </table:table-cell>
          <table:table-cell table:style-name="ce24" table:formula="of:=[.J82]" office:value-type="float" office:value="0">
            <text:p><text:s/>- <text:s text:c="2"/>€ </text:p>
          </table:table-cell>
          <table:table-cell table:style-name="ce24" table:formula="of:=[.K82]" office:value-type="float" office:value="0">
            <text:p><text:s/>- <text:s text:c="2"/>€ </text:p>
          </table:table-cell>
          <table:table-cell table:style-name="ce24" table:formula="of:=[.L82]" office:value-type="float" office:value="0">
            <text:p><text:s/>- <text:s text:c="2"/>€ </text:p>
          </table:table-cell>
          <table:table-cell table:style-name="ce24" table:formula="of:=[.M82]" office:value-type="float" office:value="0">
            <text:p><text:s/>- <text:s text:c="2"/>€ </text:p>
          </table:table-cell>
          <table:table-cell table:style-name="ce24" table:formula="of:=SUM([.B23:.M23])" office:value-type="float" office:value="0">
            <text:p><text:s/>- <text:s text:c="2"/>€ </text:p>
          </table:table-cell>
          <table:table-cell table:style-name="ce24" table:formula="of:=[.N23]/COLUMNS([.B23:.M23])" office:value-type="float" office:value="0">
            <text:p><text:s/>- <text:s text:c="2"/>€ </text:p>
          </table:table-cell>
          <table:table-cell table:number-columns-repeated="1009"/>
        </table:table-row>
        <table:table-row table:style-name="ro2">
          <table:table-cell table:style-name="ce4" office:value-type="string">
            <text:p>Destinado al ahorro</text:p>
          </table:table-cell>
          <table:table-cell table:style-name="ce32" table:formula="of:=[.B91]" office:value-type="float" office:value="0">
            <text:p><text:s/>- <text:s text:c="2"/>€ </text:p>
          </table:table-cell>
          <table:table-cell table:style-name="ce32" table:formula="of:=[.C91]" office:value-type="float" office:value="0">
            <text:p><text:s/>- <text:s text:c="2"/>€ </text:p>
          </table:table-cell>
          <table:table-cell table:style-name="ce32" table:formula="of:=[.D91]" office:value-type="float" office:value="0">
            <text:p><text:s/>- <text:s text:c="2"/>€ </text:p>
          </table:table-cell>
          <table:table-cell table:style-name="ce32" table:formula="of:=[.E91]" office:value-type="float" office:value="0">
            <text:p><text:s/>- <text:s text:c="2"/>€ </text:p>
          </table:table-cell>
          <table:table-cell table:style-name="ce32" table:formula="of:=[.F91]" office:value-type="float" office:value="0">
            <text:p><text:s/>- <text:s text:c="2"/>€ </text:p>
          </table:table-cell>
          <table:table-cell table:style-name="ce32" table:formula="of:=[.G91]" office:value-type="float" office:value="0">
            <text:p><text:s/>- <text:s text:c="2"/>€ </text:p>
          </table:table-cell>
          <table:table-cell table:style-name="ce32" table:formula="of:=[.H91]" office:value-type="float" office:value="0">
            <text:p><text:s/>- <text:s text:c="2"/>€ </text:p>
          </table:table-cell>
          <table:table-cell table:style-name="ce32" table:formula="of:=[.I91]" office:value-type="float" office:value="0">
            <text:p><text:s/>- <text:s text:c="2"/>€ </text:p>
          </table:table-cell>
          <table:table-cell table:style-name="ce32" table:formula="of:=[.J91]" office:value-type="float" office:value="0">
            <text:p><text:s/>- <text:s text:c="2"/>€ </text:p>
          </table:table-cell>
          <table:table-cell table:style-name="ce32" table:formula="of:=[.K91]" office:value-type="float" office:value="0">
            <text:p><text:s/>- <text:s text:c="2"/>€ </text:p>
          </table:table-cell>
          <table:table-cell table:style-name="ce32" table:formula="of:=[.L91]" office:value-type="float" office:value="0">
            <text:p><text:s/>- <text:s text:c="2"/>€ </text:p>
          </table:table-cell>
          <table:table-cell table:style-name="ce32" table:formula="of:=[.M91]" office:value-type="float" office:value="0">
            <text:p><text:s/>- <text:s text:c="2"/>€ </text:p>
          </table:table-cell>
          <table:table-cell table:style-name="ce32" table:formula="of:=SUM([.B24:.M24])" office:value-type="float" office:value="0">
            <text:p><text:s/>- <text:s text:c="2"/>€ </text:p>
          </table:table-cell>
          <table:table-cell table:style-name="ce32" table:formula="of:=[.N24]/COLUMNS([.B24:.M24])" office:value-type="float" office:value="0">
            <text:p><text:s/>- <text:s text:c="2"/>€ </text:p>
          </table:table-cell>
          <table:table-cell table:number-columns-repeated="1009"/>
        </table:table-row>
        <table:table-row table:style-name="ro2">
          <table:table-cell table:style-name="ce14" office:value-type="string">
            <text:p>Total gastos</text:p>
          </table:table-cell>
          <table:table-cell table:style-name="ce33" table:formula="of:=SUM([.B19:.B24])" office:value-type="float" office:value="0">
            <text:p><text:s/>- <text:s text:c="2"/>€ </text:p>
          </table:table-cell>
          <table:table-cell table:style-name="ce33" table:formula="of:=SUM([.C19:.C24])" office:value-type="float" office:value="0">
            <text:p><text:s/>- <text:s text:c="2"/>€ </text:p>
          </table:table-cell>
          <table:table-cell table:style-name="ce33" table:formula="of:=SUM([.D19:.D24])" office:value-type="float" office:value="0">
            <text:p><text:s/>- <text:s text:c="2"/>€ </text:p>
          </table:table-cell>
          <table:table-cell table:style-name="ce33" table:formula="of:=SUM([.E19:.E24])" office:value-type="float" office:value="0">
            <text:p><text:s/>- <text:s text:c="2"/>€ </text:p>
          </table:table-cell>
          <table:table-cell table:style-name="ce33" table:formula="of:=SUM([.F19:.F24])" office:value-type="float" office:value="0">
            <text:p><text:s/>- <text:s text:c="2"/>€ </text:p>
          </table:table-cell>
          <table:table-cell table:style-name="ce33" table:formula="of:=SUM([.G19:.G24])" office:value-type="float" office:value="0">
            <text:p><text:s/>- <text:s text:c="2"/>€ </text:p>
          </table:table-cell>
          <table:table-cell table:style-name="ce33" table:formula="of:=SUM([.H19:.H24])" office:value-type="float" office:value="0">
            <text:p><text:s/>- <text:s text:c="2"/>€ </text:p>
          </table:table-cell>
          <table:table-cell table:style-name="ce33" table:formula="of:=SUM([.I19:.I24])" office:value-type="float" office:value="0">
            <text:p><text:s/>- <text:s text:c="2"/>€ </text:p>
          </table:table-cell>
          <table:table-cell table:style-name="ce33" table:formula="of:=SUM([.J19:.J24])" office:value-type="float" office:value="0">
            <text:p><text:s/>- <text:s text:c="2"/>€ </text:p>
          </table:table-cell>
          <table:table-cell table:style-name="ce33" table:formula="of:=SUM([.K19:.K24])" office:value-type="float" office:value="0">
            <text:p><text:s/>- <text:s text:c="2"/>€ </text:p>
          </table:table-cell>
          <table:table-cell table:style-name="ce33" table:formula="of:=SUM([.L19:.L24])" office:value-type="float" office:value="0">
            <text:p><text:s/>- <text:s text:c="2"/>€ </text:p>
          </table:table-cell>
          <table:table-cell table:style-name="ce33" table:formula="of:=SUM([.M19:.M24])" office:value-type="float" office:value="0">
            <text:p><text:s/>- <text:s text:c="2"/>€ </text:p>
          </table:table-cell>
          <table:table-cell table:style-name="ce33" table:formula="of:=SUM([.B25:.M25])" office:value-type="float" office:value="0">
            <text:p><text:s/>- <text:s text:c="2"/>€ </text:p>
          </table:table-cell>
          <table:table-cell table:style-name="ce33" table:formula="of:=[.N25]/COLUMNS([.B25:.M25])" office:value-type="float" office:value="0">
            <text:p><text:s/>- <text:s text:c="2"/>€ </text:p>
          </table:table-cell>
          <table:table-cell table:number-columns-repeated="1009"/>
        </table:table-row>
        <table:table-row table:style-name="ro2">
          <table:table-cell table:number-columns-repeated="1024"/>
        </table:table-row>
        <table:table-row table:style-name="ro2">
          <table:table-cell table:style-name="ce15" office:value-type="string">
            <text:p>Gastos del hogar</text:p>
          </table:table-cell>
          <table:table-cell table:style-name="ce15" table:number-columns-repeated="14"/>
          <table:table-cell table:number-columns-repeated="1009"/>
        </table:table-row>
        <table:table-row table:style-name="ro2">
          <table:table-cell table:style-name="ce9" office:value-type="string">
            <text:p>Cuota hipoteca/Alquiler</text:p>
          </table:table-cell>
          <table:table-cell table:style-name="ce34" table:number-columns-repeated="12"/>
          <table:table-cell table:style-name="ce53" table:formula="of:=SUM([.B28:.M28])" office:value-type="float" office:value="0">
            <text:p><text:s/>- <text:s text:c="2"/>€ </text:p>
          </table:table-cell>
          <table:table-cell table:style-name="ce57" table:formula="of:=[.N28]/COLUMNS([.B28:.M28])" office:value-type="float" office:value="0">
            <text:p><text:s/>- <text:s text:c="2"/>€ </text:p>
          </table:table-cell>
          <table:table-cell table:number-columns-repeated="1009"/>
        </table:table-row>
        <table:table-row table:style-name="ro2">
          <table:table-cell table:style-name="ce9" office:value-type="string">
            <text:p>Seguro del hogar</text:p>
          </table:table-cell>
          <table:table-cell table:style-name="ce34" table:number-columns-repeated="11"/>
          <table:table-cell table:style-name="ce47"/>
          <table:table-cell table:style-name="ce54" table:formula="of:=SUM([.B29:.M29])" office:value-type="float" office:value="0">
            <text:p><text:s/>- <text:s text:c="2"/>€ </text:p>
          </table:table-cell>
          <table:table-cell table:style-name="ce58" table:formula="of:=[.N29]/COLUMNS([.B29:.M29])" office:value-type="float" office:value="0">
            <text:p><text:s/>- <text:s text:c="2"/>€ </text:p>
          </table:table-cell>
          <table:table-cell table:number-columns-repeated="1009"/>
        </table:table-row>
        <table:table-row table:style-name="ro2">
          <table:table-cell table:style-name="ce16" office:value-type="string">
            <text:p>Electricidad</text:p>
          </table:table-cell>
          <table:table-cell table:style-name="ce34" table:number-columns-repeated="11"/>
          <table:table-cell table:style-name="ce47"/>
          <table:table-cell table:style-name="ce54" table:formula="of:=SUM([.B30:.M30])" office:value-type="float" office:value="0">
            <text:p><text:s/>- <text:s text:c="2"/>€ </text:p>
          </table:table-cell>
          <table:table-cell table:style-name="ce58" table:formula="of:=[.N30]/COLUMNS([.B30:.M30])" office:value-type="float" office:value="0">
            <text:p><text:s/>- <text:s text:c="2"/>€ </text:p>
          </table:table-cell>
          <table:table-cell table:number-columns-repeated="1009"/>
        </table:table-row>
        <table:table-row table:style-name="ro2">
          <table:table-cell table:style-name="ce9" office:value-type="string">
            <text:p>Gas</text:p>
          </table:table-cell>
          <table:table-cell table:style-name="ce34" table:number-columns-repeated="12"/>
          <table:table-cell table:style-name="ce54" table:formula="of:=SUM([.B31:.M31])" office:value-type="float" office:value="0">
            <text:p><text:s/>- <text:s text:c="2"/>€ </text:p>
          </table:table-cell>
          <table:table-cell table:style-name="ce58" table:formula="of:=[.N31]/COLUMNS([.B31:.M31])" office:value-type="float" office:value="0">
            <text:p><text:s/>- <text:s text:c="2"/>€ </text:p>
          </table:table-cell>
          <table:table-cell table:number-columns-repeated="1009"/>
        </table:table-row>
        <table:table-row table:style-name="ro2">
          <table:table-cell table:style-name="ce9" office:value-type="string">
            <text:p>Agua</text:p>
          </table:table-cell>
          <table:table-cell table:style-name="ce34" table:number-columns-repeated="12"/>
          <table:table-cell table:style-name="ce54" table:formula="of:=SUM([.B32:.M32])" office:value-type="float" office:value="0">
            <text:p><text:s/>- <text:s text:c="2"/>€ </text:p>
          </table:table-cell>
          <table:table-cell table:style-name="ce58" table:formula="of:=[.N32]/COLUMNS([.B32:.M32])" office:value-type="float" office:value="0">
            <text:p><text:s/>- <text:s text:c="2"/>€ </text:p>
          </table:table-cell>
          <table:table-cell table:number-columns-repeated="1009"/>
        </table:table-row>
        <table:table-row table:style-name="ro2">
          <table:table-cell table:style-name="ce9" office:value-type="string">
            <text:p>Teléfono</text:p>
          </table:table-cell>
          <table:table-cell table:style-name="ce34" table:number-columns-repeated="12"/>
          <table:table-cell table:style-name="ce54" table:formula="of:=SUM([.B33:.M33])" office:value-type="float" office:value="0">
            <text:p><text:s/>- <text:s text:c="2"/>€ </text:p>
          </table:table-cell>
          <table:table-cell table:style-name="ce58" table:formula="of:=[.N33]/COLUMNS([.B33:.M33])" office:value-type="float" office:value="0">
            <text:p><text:s/>- <text:s text:c="2"/>€ </text:p>
          </table:table-cell>
          <table:table-cell table:number-columns-repeated="1009"/>
        </table:table-row>
        <table:table-row table:style-name="ro2">
          <table:table-cell table:style-name="ce9" office:value-type="string">
            <text:p>Televisión de pago</text:p>
          </table:table-cell>
          <table:table-cell table:style-name="ce34" table:number-columns-repeated="12"/>
          <table:table-cell table:style-name="ce54" table:formula="of:=SUM([.B34:.M34])" office:value-type="float" office:value="0">
            <text:p><text:s/>- <text:s text:c="2"/>€ </text:p>
          </table:table-cell>
          <table:table-cell table:style-name="ce58" table:formula="of:=[.N34]/COLUMNS([.B34:.M34])" office:value-type="float" office:value="0">
            <text:p><text:s/>- <text:s text:c="2"/>€ </text:p>
          </table:table-cell>
          <table:table-cell table:number-columns-repeated="1009"/>
        </table:table-row>
        <table:table-row table:style-name="ro2">
          <table:table-cell table:style-name="ce9" office:value-type="string">
            <text:p>Internet</text:p>
          </table:table-cell>
          <table:table-cell table:style-name="ce34" table:number-columns-repeated="12"/>
          <table:table-cell table:style-name="ce54" table:formula="of:=SUM([.B35:.M35])" office:value-type="float" office:value="0">
            <text:p><text:s/>- <text:s text:c="2"/>€ </text:p>
          </table:table-cell>
          <table:table-cell table:style-name="ce58" table:formula="of:=[.N35]/COLUMNS([.B35:.M35])" office:value-type="float" office:value="0">
            <text:p><text:s/>- <text:s text:c="2"/>€ </text:p>
          </table:table-cell>
          <table:table-cell table:number-columns-repeated="1009"/>
        </table:table-row>
        <table:table-row table:style-name="ro2">
          <table:table-cell table:style-name="ce9" office:value-type="string">
            <text:p>Muebles/Aparatos</text:p>
          </table:table-cell>
          <table:table-cell table:style-name="ce34" table:number-columns-repeated="11"/>
          <table:table-cell table:style-name="ce47"/>
          <table:table-cell table:style-name="ce54" table:formula="of:=SUM([.B36:.M36])" office:value-type="float" office:value="0">
            <text:p><text:s/>- <text:s text:c="2"/>€ </text:p>
          </table:table-cell>
          <table:table-cell table:style-name="ce58" table:formula="of:=[.N36]/COLUMNS([.B36:.M36])" office:value-type="float" office:value="0">
            <text:p><text:s/>- <text:s text:c="2"/>€ </text:p>
          </table:table-cell>
          <table:table-cell table:number-columns-repeated="1009"/>
        </table:table-row>
        <table:table-row table:style-name="ro2">
          <table:table-cell table:style-name="ce9" office:value-type="string">
            <text:p>Mantenimiento/Suministros</text:p>
          </table:table-cell>
          <table:table-cell table:style-name="ce34" table:number-columns-repeated="11"/>
          <table:table-cell table:style-name="ce47"/>
          <table:table-cell table:style-name="ce54" table:formula="of:=SUM([.B37:.M37])" office:value-type="float" office:value="0">
            <text:p><text:s/>- <text:s text:c="2"/>€ </text:p>
          </table:table-cell>
          <table:table-cell table:style-name="ce58" table:formula="of:=[.N37]/COLUMNS([.B37:.M37])" office:value-type="float" office:value="0">
            <text:p><text:s/>- <text:s text:c="2"/>€ </text:p>
          </table:table-cell>
          <table:table-cell table:number-columns-repeated="1009"/>
        </table:table-row>
        <table:table-row table:style-name="ro2">
          <table:table-cell table:style-name="ce9" office:value-type="string">
            <text:p>Mejoras en el hogar</text:p>
          </table:table-cell>
          <table:table-cell table:style-name="ce34" table:number-columns-repeated="11"/>
          <table:table-cell table:style-name="ce47"/>
          <table:table-cell table:style-name="ce54" table:formula="of:=SUM([.B38:.M38])" office:value-type="float" office:value="0">
            <text:p><text:s/>- <text:s text:c="2"/>€ </text:p>
          </table:table-cell>
          <table:table-cell table:style-name="ce58" table:formula="of:=[.N38]/COLUMNS([.B38:.M38])" office:value-type="float" office:value="0">
            <text:p><text:s/>- <text:s text:c="2"/>€ </text:p>
          </table:table-cell>
          <table:table-cell table:number-columns-repeated="1009"/>
        </table:table-row>
        <table:table-row table:style-name="ro2">
          <table:table-cell table:style-name="ce17" office:value-type="string">
            <text:p>Otros gastos</text:p>
          </table:table-cell>
          <table:table-cell table:style-name="ce35" table:number-columns-repeated="11"/>
          <table:table-cell table:style-name="ce48"/>
          <table:table-cell table:style-name="ce55" table:formula="of:=SUM([.B39:.M39])" office:value-type="float" office:value="0">
            <text:p><text:s/>- <text:s text:c="2"/>€ </text:p>
          </table:table-cell>
          <table:table-cell table:style-name="ce59" table:formula="of:=[.N39]/COLUMNS([.B39:.M39])" office:value-type="float" office:value="0">
            <text:p><text:s/>- <text:s text:c="2"/>€ </text:p>
          </table:table-cell>
          <table:table-cell table:number-columns-repeated="1009"/>
        </table:table-row>
        <table:table-row table:style-name="ro2">
          <table:table-cell table:style-name="ce18" office:value-type="string">
            <text:p>Gastos totales del hogar</text:p>
          </table:table-cell>
          <table:table-cell table:style-name="ce36" table:formula="of:=SUM([.B28:.B39])" office:value-type="float" office:value="0">
            <text:p><text:s/>- <text:s text:c="2"/>€ </text:p>
          </table:table-cell>
          <table:table-cell table:style-name="ce36" table:formula="of:=SUM([.C28:.C39])" office:value-type="float" office:value="0">
            <text:p><text:s/>- <text:s text:c="2"/>€ </text:p>
          </table:table-cell>
          <table:table-cell table:style-name="ce36" table:formula="of:=SUM([.D28:.D39])" office:value-type="float" office:value="0">
            <text:p><text:s/>- <text:s text:c="2"/>€ </text:p>
          </table:table-cell>
          <table:table-cell table:style-name="ce36" table:formula="of:=SUM([.E28:.E39])" office:value-type="float" office:value="0">
            <text:p><text:s/>- <text:s text:c="2"/>€ </text:p>
          </table:table-cell>
          <table:table-cell table:style-name="ce36" table:formula="of:=SUM([.F28:.F39])" office:value-type="float" office:value="0">
            <text:p><text:s/>- <text:s text:c="2"/>€ </text:p>
          </table:table-cell>
          <table:table-cell table:style-name="ce36" table:formula="of:=SUM([.G28:.G39])" office:value-type="float" office:value="0">
            <text:p><text:s/>- <text:s text:c="2"/>€ </text:p>
          </table:table-cell>
          <table:table-cell table:style-name="ce36" table:formula="of:=SUM([.H28:.H39])" office:value-type="float" office:value="0">
            <text:p><text:s/>- <text:s text:c="2"/>€ </text:p>
          </table:table-cell>
          <table:table-cell table:style-name="ce36" table:formula="of:=SUM([.I28:.I39])" office:value-type="float" office:value="0">
            <text:p><text:s/>- <text:s text:c="2"/>€ </text:p>
          </table:table-cell>
          <table:table-cell table:style-name="ce36" table:formula="of:=SUM([.J28:.J39])" office:value-type="float" office:value="0">
            <text:p><text:s/>- <text:s text:c="2"/>€ </text:p>
          </table:table-cell>
          <table:table-cell table:style-name="ce36" table:formula="of:=SUM([.K28:.K39])" office:value-type="float" office:value="0">
            <text:p><text:s/>- <text:s text:c="2"/>€ </text:p>
          </table:table-cell>
          <table:table-cell table:style-name="ce36" table:formula="of:=SUM([.L28:.L39])" office:value-type="float" office:value="0">
            <text:p><text:s/>- <text:s text:c="2"/>€ </text:p>
          </table:table-cell>
          <table:table-cell table:style-name="ce36" table:formula="of:=SUM([.M28:.M39])" office:value-type="float" office:value="0">
            <text:p><text:s/>- <text:s text:c="2"/>€ </text:p>
          </table:table-cell>
          <table:table-cell table:style-name="ce36" table:formula="of:=SUM([.B40:.M40])" office:value-type="float" office:value="0">
            <text:p><text:s/>- <text:s text:c="2"/>€ </text:p>
          </table:table-cell>
          <table:table-cell table:style-name="ce36" table:formula="of:=[.N40]/COLUMNS([.B40:.M40])" office:value-type="float" office:value="0">
            <text:p><text:s/>- <text:s text:c="2"/>€ </text:p>
          </table:table-cell>
          <table:table-cell table:number-columns-repeated="1009"/>
        </table:table-row>
        <table:table-row table:style-name="ro2">
          <table:table-cell table:style-name="ce19" table:number-columns-repeated="15"/>
          <table:table-cell table:number-columns-repeated="1009"/>
        </table:table-row>
        <table:table-row table:style-name="ro2">
          <table:table-cell table:style-name="ce15" office:value-type="string">
            <text:p>Gastos de transporte</text:p>
          </table:table-cell>
          <table:table-cell table:style-name="ce15" table:number-columns-repeated="14"/>
          <table:table-cell table:number-columns-repeated="1009"/>
        </table:table-row>
        <table:table-row table:style-name="ro2">
          <table:table-cell table:style-name="ce9" office:value-type="string">
            <text:p>Cuota del préstamo del vehículo</text:p>
          </table:table-cell>
          <table:table-cell table:style-name="ce34" table:number-columns-repeated="12"/>
          <table:table-cell table:style-name="ce53" table:formula="of:=SUM([.B43:.M43])" office:value-type="float" office:value="0">
            <text:p><text:s/>- <text:s text:c="2"/>€ </text:p>
          </table:table-cell>
          <table:table-cell table:style-name="ce53" table:formula="of:=[.N43]/COLUMNS([.B43:.M43])" office:value-type="float" office:value="0">
            <text:p><text:s/>- <text:s text:c="2"/>€ </text:p>
          </table:table-cell>
          <table:table-cell table:number-columns-repeated="1009"/>
        </table:table-row>
        <table:table-row table:style-name="ro2">
          <table:table-cell table:style-name="ce9" office:value-type="string">
            <text:p>Seguro del vehículo</text:p>
          </table:table-cell>
          <table:table-cell table:style-name="ce34" table:number-columns-repeated="12"/>
          <table:table-cell table:style-name="ce54" table:formula="of:=SUM([.B44:.M44])" office:value-type="float" office:value="0">
            <text:p><text:s/>- <text:s text:c="2"/>€ </text:p>
          </table:table-cell>
          <table:table-cell table:style-name="ce54" table:formula="of:=[.N44]/COLUMNS([.B44:.M44])" office:value-type="float" office:value="0">
            <text:p><text:s/>- <text:s text:c="2"/>€ </text:p>
          </table:table-cell>
          <table:table-cell table:number-columns-repeated="1009"/>
        </table:table-row>
        <table:table-row table:style-name="ro2">
          <table:table-cell table:style-name="ce9" office:value-type="string">
            <text:p>Combustible</text:p>
          </table:table-cell>
          <table:table-cell table:style-name="ce34" table:number-columns-repeated="12"/>
          <table:table-cell table:style-name="ce54" table:formula="of:=SUM([.B45:.M45])" office:value-type="float" office:value="0">
            <text:p><text:s/>- <text:s text:c="2"/>€ </text:p>
          </table:table-cell>
          <table:table-cell table:style-name="ce54" table:formula="of:=[.N45]/COLUMNS([.B45:.M45])" office:value-type="float" office:value="0">
            <text:p><text:s/>- <text:s text:c="2"/>€ </text:p>
          </table:table-cell>
          <table:table-cell table:number-columns-repeated="1009"/>
        </table:table-row>
        <table:table-row table:style-name="ro2">
          <table:table-cell table:style-name="ce9" office:value-type="string">
            <text:p>Autobús/Taxi/Tren/Avión</text:p>
          </table:table-cell>
          <table:table-cell table:style-name="ce34" table:number-columns-repeated="12"/>
          <table:table-cell table:style-name="ce54" table:formula="of:=SUM([.B46:.M46])" office:value-type="float" office:value="0">
            <text:p><text:s/>- <text:s text:c="2"/>€ </text:p>
          </table:table-cell>
          <table:table-cell table:style-name="ce54" table:formula="of:=[.N46]/COLUMNS([.B46:.M46])" office:value-type="float" office:value="0">
            <text:p><text:s/>- <text:s text:c="2"/>€ </text:p>
          </table:table-cell>
          <table:table-cell table:number-columns-repeated="1009"/>
        </table:table-row>
        <table:table-row table:style-name="ro2">
          <table:table-cell table:style-name="ce9" office:value-type="string">
            <text:p>Reparaciones</text:p>
          </table:table-cell>
          <table:table-cell table:style-name="ce34" table:number-columns-repeated="12"/>
          <table:table-cell table:style-name="ce54" table:formula="of:=SUM([.B47:.M47])" office:value-type="float" office:value="0">
            <text:p><text:s/>- <text:s text:c="2"/>€ </text:p>
          </table:table-cell>
          <table:table-cell table:style-name="ce54" table:formula="of:=[.N47]/COLUMNS([.B47:.M47])" office:value-type="float" office:value="0">
            <text:p><text:s/>- <text:s text:c="2"/>€ </text:p>
          </table:table-cell>
          <table:table-cell table:number-columns-repeated="1009"/>
        </table:table-row>
        <table:table-row table:style-name="ro2">
          <table:table-cell table:style-name="ce17" office:value-type="string">
            <text:p>Otros gastos</text:p>
          </table:table-cell>
          <table:table-cell table:style-name="ce37" table:number-columns-repeated="12"/>
          <table:table-cell table:style-name="ce55" table:formula="of:=SUM([.B48:.M48])" office:value-type="float" office:value="0">
            <text:p><text:s/>- <text:s text:c="2"/>€ </text:p>
          </table:table-cell>
          <table:table-cell table:style-name="ce55" table:formula="of:=[.N48]/COLUMNS([.B48:.M48])" office:value-type="float" office:value="0">
            <text:p><text:s/>- <text:s text:c="2"/>€ </text:p>
          </table:table-cell>
          <table:table-cell table:number-columns-repeated="1009"/>
        </table:table-row>
        <table:table-row table:style-name="ro2">
          <table:table-cell table:style-name="ce18" office:value-type="string">
            <text:p>Total gastos de transporte</text:p>
          </table:table-cell>
          <table:table-cell table:style-name="ce36" table:formula="of:=SUM([.B43:.B48])" office:value-type="float" office:value="0">
            <text:p><text:s/>- <text:s text:c="2"/>€ </text:p>
          </table:table-cell>
          <table:table-cell table:style-name="ce36" table:formula="of:=SUM([.C43:.C48])" office:value-type="float" office:value="0">
            <text:p><text:s/>- <text:s text:c="2"/>€ </text:p>
          </table:table-cell>
          <table:table-cell table:style-name="ce36" table:formula="of:=SUM([.D43:.D48])" office:value-type="float" office:value="0">
            <text:p><text:s/>- <text:s text:c="2"/>€ </text:p>
          </table:table-cell>
          <table:table-cell table:style-name="ce36" table:formula="of:=SUM([.E43:.E48])" office:value-type="float" office:value="0">
            <text:p><text:s/>- <text:s text:c="2"/>€ </text:p>
          </table:table-cell>
          <table:table-cell table:style-name="ce36" table:formula="of:=SUM([.F43:.F48])" office:value-type="float" office:value="0">
            <text:p><text:s/>- <text:s text:c="2"/>€ </text:p>
          </table:table-cell>
          <table:table-cell table:style-name="ce36" table:formula="of:=SUM([.G43:.G48])" office:value-type="float" office:value="0">
            <text:p><text:s/>- <text:s text:c="2"/>€ </text:p>
          </table:table-cell>
          <table:table-cell table:style-name="ce36" table:formula="of:=SUM([.H43:.H48])" office:value-type="float" office:value="0">
            <text:p><text:s/>- <text:s text:c="2"/>€ </text:p>
          </table:table-cell>
          <table:table-cell table:style-name="ce36" table:formula="of:=SUM([.I43:.I48])" office:value-type="float" office:value="0">
            <text:p><text:s/>- <text:s text:c="2"/>€ </text:p>
          </table:table-cell>
          <table:table-cell table:style-name="ce36" table:formula="of:=SUM([.J43:.J48])" office:value-type="float" office:value="0">
            <text:p><text:s/>- <text:s text:c="2"/>€ </text:p>
          </table:table-cell>
          <table:table-cell table:style-name="ce36" table:formula="of:=SUM([.K43:.K48])" office:value-type="float" office:value="0">
            <text:p><text:s/>- <text:s text:c="2"/>€ </text:p>
          </table:table-cell>
          <table:table-cell table:style-name="ce36" table:formula="of:=SUM([.L43:.L48])" office:value-type="float" office:value="0">
            <text:p><text:s/>- <text:s text:c="2"/>€ </text:p>
          </table:table-cell>
          <table:table-cell table:style-name="ce36" table:formula="of:=SUM([.M43:.M48])" office:value-type="float" office:value="0">
            <text:p><text:s/>- <text:s text:c="2"/>€ </text:p>
          </table:table-cell>
          <table:table-cell table:style-name="ce36" table:formula="of:=SUM([.B49:.M49])" office:value-type="float" office:value="0">
            <text:p><text:s/>- <text:s text:c="2"/>€ </text:p>
          </table:table-cell>
          <table:table-cell table:style-name="ce36" table:formula="of:=[.N49]/COLUMNS([.B49:.M49])" office:value-type="float" office:value="0">
            <text:p><text:s/>- <text:s text:c="2"/>€ </text:p>
          </table:table-cell>
          <table:table-cell table:number-columns-repeated="1009"/>
        </table:table-row>
        <table:table-row table:style-name="ro2">
          <table:table-cell table:style-name="ce19" table:number-columns-repeated="13"/>
          <table:table-cell table:style-name="ce56" table:number-columns-repeated="2"/>
          <table:table-cell table:number-columns-repeated="1009"/>
        </table:table-row>
        <table:table-row table:style-name="ro2">
          <table:table-cell table:style-name="ce15" office:value-type="string">
            <text:p>Gasto sanitario</text:p>
          </table:table-cell>
          <table:table-cell table:style-name="ce15" table:number-columns-repeated="14"/>
          <table:table-cell table:number-columns-repeated="1009"/>
        </table:table-row>
        <table:table-row table:style-name="ro2">
          <table:table-cell table:style-name="ce9" office:value-type="string">
            <text:p>Seguro de salud</text:p>
          </table:table-cell>
          <table:table-cell table:style-name="ce34" table:number-columns-repeated="12"/>
          <table:table-cell table:style-name="ce53" table:formula="of:=SUM([.B52:.M52])" office:value-type="float" office:value="0">
            <text:p><text:s/>- <text:s text:c="2"/>€ </text:p>
          </table:table-cell>
          <table:table-cell table:style-name="ce53" table:formula="of:=[.N52]/COLUMNS([.B52:.M52])" office:value-type="float" office:value="0">
            <text:p><text:s/>- <text:s text:c="2"/>€ </text:p>
          </table:table-cell>
          <table:table-cell table:number-columns-repeated="1009"/>
        </table:table-row>
        <table:table-row table:style-name="ro2">
          <table:table-cell table:style-name="ce9" office:value-type="string">
            <text:p>Dentista</text:p>
          </table:table-cell>
          <table:table-cell table:style-name="ce34" table:number-columns-repeated="12"/>
          <table:table-cell table:style-name="ce54" table:formula="of:=SUM([.B53:.M53])" office:value-type="float" office:value="0">
            <text:p><text:s/>- <text:s text:c="2"/>€ </text:p>
          </table:table-cell>
          <table:table-cell table:style-name="ce54" table:formula="of:=[.N53]/COLUMNS([.B53:.M53])" office:value-type="float" office:value="0">
            <text:p><text:s/>- <text:s text:c="2"/>€ </text:p>
          </table:table-cell>
          <table:table-cell table:number-columns-repeated="1009"/>
        </table:table-row>
        <table:table-row table:style-name="ro2">
          <table:table-cell table:style-name="ce9" office:value-type="string">
            <text:p>Gasto en medicinas</text:p>
          </table:table-cell>
          <table:table-cell table:style-name="ce34" table:number-columns-repeated="12"/>
          <table:table-cell table:style-name="ce54" table:formula="of:=SUM([.B54:.M54])" office:value-type="float" office:value="0">
            <text:p><text:s/>- <text:s text:c="2"/>€ </text:p>
          </table:table-cell>
          <table:table-cell table:style-name="ce54" table:formula="of:=[.N54]/COLUMNS([.B54:.M54])" office:value-type="float" office:value="0">
            <text:p><text:s/>- <text:s text:c="2"/>€ </text:p>
          </table:table-cell>
          <table:table-cell table:number-columns-repeated="1009"/>
        </table:table-row>
        <table:table-row table:style-name="ro2">
          <table:table-cell table:style-name="ce9" office:value-type="string">
            <text:p>Seguro de vida</text:p>
          </table:table-cell>
          <table:table-cell table:style-name="ce34" table:number-columns-repeated="12"/>
          <table:table-cell table:style-name="ce54" table:formula="of:=SUM([.B55:.M55])" office:value-type="float" office:value="0">
            <text:p><text:s/>- <text:s text:c="2"/>€ </text:p>
          </table:table-cell>
          <table:table-cell table:style-name="ce54" table:formula="of:=[.N55]/COLUMNS([.B55:.M55])" office:value-type="float" office:value="0">
            <text:p><text:s/>- <text:s text:c="2"/>€ </text:p>
          </table:table-cell>
          <table:table-cell table:number-columns-repeated="1009"/>
        </table:table-row>
        <table:table-row table:style-name="ro2">
          <table:table-cell table:style-name="ce17" office:value-type="string">
            <text:p>Otros gastos</text:p>
          </table:table-cell>
          <table:table-cell table:style-name="ce37" table:number-columns-repeated="12"/>
          <table:table-cell table:style-name="ce55" table:formula="of:=SUM([.B56:.M56])" office:value-type="float" office:value="0">
            <text:p><text:s/>- <text:s text:c="2"/>€ </text:p>
          </table:table-cell>
          <table:table-cell table:style-name="ce55" table:formula="of:=[.N56]/COLUMNS([.B56:.M56])" office:value-type="float" office:value="0">
            <text:p><text:s/>- <text:s text:c="2"/>€ </text:p>
          </table:table-cell>
          <table:table-cell table:number-columns-repeated="1009"/>
        </table:table-row>
        <table:table-row table:style-name="ro2">
          <table:table-cell table:style-name="ce18" office:value-type="string">
            <text:p>Total gasto sanitario</text:p>
          </table:table-cell>
          <table:table-cell table:style-name="ce36" table:formula="of:=SUM([.B52:.B56])" office:value-type="float" office:value="0">
            <text:p><text:s/>- <text:s text:c="2"/>€ </text:p>
          </table:table-cell>
          <table:table-cell table:style-name="ce36" table:formula="of:=SUM([.C52:.C56])" office:value-type="float" office:value="0">
            <text:p><text:s/>- <text:s text:c="2"/>€ </text:p>
          </table:table-cell>
          <table:table-cell table:style-name="ce36" table:formula="of:=SUM([.D52:.D56])" office:value-type="float" office:value="0">
            <text:p><text:s/>- <text:s text:c="2"/>€ </text:p>
          </table:table-cell>
          <table:table-cell table:style-name="ce36" table:formula="of:=SUM([.E52:.E56])" office:value-type="float" office:value="0">
            <text:p><text:s/>- <text:s text:c="2"/>€ </text:p>
          </table:table-cell>
          <table:table-cell table:style-name="ce36" table:formula="of:=SUM([.F52:.F56])" office:value-type="float" office:value="0">
            <text:p><text:s/>- <text:s text:c="2"/>€ </text:p>
          </table:table-cell>
          <table:table-cell table:style-name="ce36" table:formula="of:=SUM([.G52:.G56])" office:value-type="float" office:value="0">
            <text:p><text:s/>- <text:s text:c="2"/>€ </text:p>
          </table:table-cell>
          <table:table-cell table:style-name="ce36" table:formula="of:=SUM([.H52:.H56])" office:value-type="float" office:value="0">
            <text:p><text:s/>- <text:s text:c="2"/>€ </text:p>
          </table:table-cell>
          <table:table-cell table:style-name="ce36" table:formula="of:=SUM([.I52:.I56])" office:value-type="float" office:value="0">
            <text:p><text:s/>- <text:s text:c="2"/>€ </text:p>
          </table:table-cell>
          <table:table-cell table:style-name="ce36" table:formula="of:=SUM([.J52:.J56])" office:value-type="float" office:value="0">
            <text:p><text:s/>- <text:s text:c="2"/>€ </text:p>
          </table:table-cell>
          <table:table-cell table:style-name="ce36" table:formula="of:=SUM([.K52:.K56])" office:value-type="float" office:value="0">
            <text:p><text:s/>- <text:s text:c="2"/>€ </text:p>
          </table:table-cell>
          <table:table-cell table:style-name="ce36" table:formula="of:=SUM([.L52:.L56])" office:value-type="float" office:value="0">
            <text:p><text:s/>- <text:s text:c="2"/>€ </text:p>
          </table:table-cell>
          <table:table-cell table:style-name="ce36" table:formula="of:=SUM([.M52:.M56])" office:value-type="float" office:value="0">
            <text:p><text:s/>- <text:s text:c="2"/>€ </text:p>
          </table:table-cell>
          <table:table-cell table:style-name="ce36" table:formula="of:=SUM([.B57:.M57])" office:value-type="float" office:value="0">
            <text:p><text:s/>- <text:s text:c="2"/>€ </text:p>
          </table:table-cell>
          <table:table-cell table:style-name="ce36" table:formula="of:=[.N57]/COLUMNS([.B57:.M57])" office:value-type="float" office:value="0">
            <text:p><text:s/>- <text:s text:c="2"/>€ </text:p>
          </table:table-cell>
          <table:table-cell table:number-columns-repeated="1009"/>
        </table:table-row>
        <table:table-row table:style-name="ro2">
          <table:table-cell table:style-name="ce19" table:number-columns-repeated="13"/>
          <table:table-cell table:style-name="ce56" table:number-columns-repeated="2"/>
          <table:table-cell table:number-columns-repeated="1009"/>
        </table:table-row>
        <table:table-row table:style-name="ro2">
          <table:table-cell table:style-name="ce15" office:value-type="string">
            <text:p>Gastos vida diaria</text:p>
          </table:table-cell>
          <table:table-cell table:style-name="ce15" table:number-columns-repeated="14"/>
          <table:table-cell table:number-columns-repeated="1009"/>
        </table:table-row>
        <table:table-row table:style-name="ro2">
          <table:table-cell table:style-name="ce9" office:value-type="string">
            <text:p>Comestibles</text:p>
          </table:table-cell>
          <table:table-cell table:style-name="ce34" table:number-columns-repeated="12"/>
          <table:table-cell table:style-name="ce53" table:formula="of:=SUM([.B60:.M60])" office:value-type="float" office:value="0">
            <text:p><text:s/>- <text:s text:c="2"/>€ </text:p>
          </table:table-cell>
          <table:table-cell table:style-name="ce53" table:formula="of:=[.N60]/COLUMNS([.B60:.M60])" office:value-type="float" office:value="0">
            <text:p><text:s/>- <text:s text:c="2"/>€ </text:p>
          </table:table-cell>
          <table:table-cell table:number-columns-repeated="1009"/>
        </table:table-row>
        <table:table-row table:style-name="ro2">
          <table:table-cell table:style-name="ce9" office:value-type="string">
            <text:p>Gastos personales</text:p>
          </table:table-cell>
          <table:table-cell table:style-name="ce34" table:number-columns-repeated="12"/>
          <table:table-cell table:style-name="ce54" table:formula="of:=SUM([.B61:.M61])" office:value-type="float" office:value="0">
            <text:p><text:s/>- <text:s text:c="2"/>€ </text:p>
          </table:table-cell>
          <table:table-cell table:style-name="ce54" table:formula="of:=[.N61]/COLUMNS([.B61:.M61])" office:value-type="float" office:value="0">
            <text:p><text:s/>- <text:s text:c="2"/>€ </text:p>
          </table:table-cell>
          <table:table-cell table:number-columns-repeated="1009"/>
        </table:table-row>
        <table:table-row table:style-name="ro2">
          <table:table-cell table:style-name="ce9" office:value-type="string">
            <text:p>Ropa</text:p>
          </table:table-cell>
          <table:table-cell table:style-name="ce34" table:number-columns-repeated="12"/>
          <table:table-cell table:style-name="ce54" table:formula="of:=SUM([.B62:.M62])" office:value-type="float" office:value="0">
            <text:p><text:s/>- <text:s text:c="2"/>€ </text:p>
          </table:table-cell>
          <table:table-cell table:style-name="ce54" table:formula="of:=[.N62]/COLUMNS([.B62:.M62])" office:value-type="float" office:value="0">
            <text:p><text:s/>- <text:s text:c="2"/>€ </text:p>
          </table:table-cell>
          <table:table-cell table:number-columns-repeated="1009"/>
        </table:table-row>
        <table:table-row table:style-name="ro2">
          <table:table-cell table:style-name="ce9" office:value-type="string">
            <text:p>Limpieza</text:p>
          </table:table-cell>
          <table:table-cell table:style-name="ce34" table:number-columns-repeated="12"/>
          <table:table-cell table:style-name="ce54" table:formula="of:=SUM([.B63:.M63])" office:value-type="float" office:value="0">
            <text:p><text:s/>- <text:s text:c="2"/>€ </text:p>
          </table:table-cell>
          <table:table-cell table:style-name="ce54" table:formula="of:=[.N63]/COLUMNS([.B63:.M63])" office:value-type="float" office:value="0">
            <text:p><text:s/>- <text:s text:c="2"/>€ </text:p>
          </table:table-cell>
          <table:table-cell table:number-columns-repeated="1009"/>
        </table:table-row>
        <table:table-row table:style-name="ro2">
          <table:table-cell table:style-name="ce9" office:value-type="string">
            <text:p>Educación</text:p>
          </table:table-cell>
          <table:table-cell table:style-name="ce34" table:number-columns-repeated="12"/>
          <table:table-cell table:style-name="ce54" table:formula="of:=SUM([.B64:.M64])" office:value-type="float" office:value="0">
            <text:p><text:s/>- <text:s text:c="2"/>€ </text:p>
          </table:table-cell>
          <table:table-cell table:style-name="ce54" table:formula="of:=[.N64]/COLUMNS([.B64:.M64])" office:value-type="float" office:value="0">
            <text:p><text:s/>- <text:s text:c="2"/>€ </text:p>
          </table:table-cell>
          <table:table-cell table:number-columns-repeated="1009"/>
        </table:table-row>
        <table:table-row table:style-name="ro2">
          <table:table-cell table:style-name="ce9" office:value-type="string">
            <text:p>Comer fuera de casa</text:p>
          </table:table-cell>
          <table:table-cell table:style-name="ce34" table:number-columns-repeated="12"/>
          <table:table-cell table:style-name="ce54" table:formula="of:=SUM([.B65:.M65])" office:value-type="float" office:value="0">
            <text:p><text:s/>- <text:s text:c="2"/>€ </text:p>
          </table:table-cell>
          <table:table-cell table:style-name="ce54" table:formula="of:=[.N65]/COLUMNS([.B65:.M65])" office:value-type="float" office:value="0">
            <text:p><text:s/>- <text:s text:c="2"/>€ </text:p>
          </table:table-cell>
          <table:table-cell table:number-columns-repeated="1009"/>
        </table:table-row>
        <table:table-row table:style-name="ro2">
          <table:table-cell table:style-name="ce9" office:value-type="string">
            <text:p>Peluquería</text:p>
          </table:table-cell>
          <table:table-cell table:style-name="ce34" table:number-columns-repeated="12"/>
          <table:table-cell table:style-name="ce54" table:formula="of:=SUM([.B66:.M66])" office:value-type="float" office:value="0">
            <text:p><text:s/>- <text:s text:c="2"/>€ </text:p>
          </table:table-cell>
          <table:table-cell table:style-name="ce54" table:formula="of:=[.N66]/COLUMNS([.B66:.M66])" office:value-type="float" office:value="0">
            <text:p><text:s/>- <text:s text:c="2"/>€ </text:p>
          </table:table-cell>
          <table:table-cell table:number-columns-repeated="1009"/>
        </table:table-row>
        <table:table-row table:style-name="ro2">
          <table:table-cell table:style-name="ce9" office:value-type="string">
            <text:p>Mascota</text:p>
          </table:table-cell>
          <table:table-cell table:style-name="ce34" table:number-columns-repeated="12"/>
          <table:table-cell table:style-name="ce54" table:formula="of:=SUM([.B67:.M67])" office:value-type="float" office:value="0">
            <text:p><text:s/>- <text:s text:c="2"/>€ </text:p>
          </table:table-cell>
          <table:table-cell table:style-name="ce54" table:formula="of:=[.N67]/COLUMNS([.B67:.M67])" office:value-type="float" office:value="0">
            <text:p><text:s/>- <text:s text:c="2"/>€ </text:p>
          </table:table-cell>
          <table:table-cell table:number-columns-repeated="1009"/>
        </table:table-row>
        <table:table-row table:style-name="ro2">
          <table:table-cell table:style-name="ce17" office:value-type="string">
            <text:p>Otros</text:p>
          </table:table-cell>
          <table:table-cell table:style-name="ce37" table:number-columns-repeated="12"/>
          <table:table-cell table:style-name="ce55" table:formula="of:=SUM([.B68:.M68])" office:value-type="float" office:value="0">
            <text:p><text:s/>- <text:s text:c="2"/>€ </text:p>
          </table:table-cell>
          <table:table-cell table:style-name="ce55" table:formula="of:=[.N68]/COLUMNS([.B68:.M68])" office:value-type="float" office:value="0">
            <text:p><text:s/>- <text:s text:c="2"/>€ </text:p>
          </table:table-cell>
          <table:table-cell table:number-columns-repeated="1009"/>
        </table:table-row>
        <table:table-row table:style-name="ro2">
          <table:table-cell table:style-name="ce18" office:value-type="string">
            <text:p>Total gastos vida diaria</text:p>
          </table:table-cell>
          <table:table-cell table:style-name="ce36" table:formula="of:=SUM([.B60:.B68])" office:value-type="float" office:value="0">
            <text:p><text:s/>- <text:s text:c="2"/>€ </text:p>
          </table:table-cell>
          <table:table-cell table:style-name="ce36" table:formula="of:=SUM([.C60:.C68])" office:value-type="float" office:value="0">
            <text:p><text:s/>- <text:s text:c="2"/>€ </text:p>
          </table:table-cell>
          <table:table-cell table:style-name="ce36" table:formula="of:=SUM([.D60:.D68])" office:value-type="float" office:value="0">
            <text:p><text:s/>- <text:s text:c="2"/>€ </text:p>
          </table:table-cell>
          <table:table-cell table:style-name="ce36" table:formula="of:=SUM([.E60:.E68])" office:value-type="float" office:value="0">
            <text:p><text:s/>- <text:s text:c="2"/>€ </text:p>
          </table:table-cell>
          <table:table-cell table:style-name="ce36" table:formula="of:=SUM([.F60:.F68])" office:value-type="float" office:value="0">
            <text:p><text:s/>- <text:s text:c="2"/>€ </text:p>
          </table:table-cell>
          <table:table-cell table:style-name="ce36" table:formula="of:=SUM([.G60:.G68])" office:value-type="float" office:value="0">
            <text:p><text:s/>- <text:s text:c="2"/>€ </text:p>
          </table:table-cell>
          <table:table-cell table:style-name="ce36" table:formula="of:=SUM([.H60:.H68])" office:value-type="float" office:value="0">
            <text:p><text:s/>- <text:s text:c="2"/>€ </text:p>
          </table:table-cell>
          <table:table-cell table:style-name="ce36" table:formula="of:=SUM([.I60:.I68])" office:value-type="float" office:value="0">
            <text:p><text:s/>- <text:s text:c="2"/>€ </text:p>
          </table:table-cell>
          <table:table-cell table:style-name="ce36" table:formula="of:=SUM([.J60:.J68])" office:value-type="float" office:value="0">
            <text:p><text:s/>- <text:s text:c="2"/>€ </text:p>
          </table:table-cell>
          <table:table-cell table:style-name="ce36" table:formula="of:=SUM([.K60:.K68])" office:value-type="float" office:value="0">
            <text:p><text:s/>- <text:s text:c="2"/>€ </text:p>
          </table:table-cell>
          <table:table-cell table:style-name="ce36" table:formula="of:=SUM([.L60:.L68])" office:value-type="float" office:value="0">
            <text:p><text:s/>- <text:s text:c="2"/>€ </text:p>
          </table:table-cell>
          <table:table-cell table:style-name="ce36" table:formula="of:=SUM([.M60:.M68])" office:value-type="float" office:value="0">
            <text:p><text:s/>- <text:s text:c="2"/>€ </text:p>
          </table:table-cell>
          <table:table-cell table:style-name="ce36" table:formula="of:=SUM([.B69:.M69])" office:value-type="float" office:value="0">
            <text:p><text:s/>- <text:s text:c="2"/>€ </text:p>
          </table:table-cell>
          <table:table-cell table:style-name="ce36" table:formula="of:=[.N69]/COLUMNS([.B69:.M69])" office:value-type="float" office:value="0">
            <text:p><text:s/>- <text:s text:c="2"/>€ </text:p>
          </table:table-cell>
          <table:table-cell table:number-columns-repeated="1009"/>
        </table:table-row>
        <table:table-row table:style-name="ro2">
          <table:table-cell table:style-name="ce19" table:number-columns-repeated="13"/>
          <table:table-cell table:style-name="ce56" table:number-columns-repeated="2"/>
          <table:table-cell table:number-columns-repeated="1009"/>
        </table:table-row>
        <table:table-row table:style-name="ro2">
          <table:table-cell table:style-name="ce15" office:value-type="string">
            <text:p>Gastos en entretenimiento</text:p>
          </table:table-cell>
          <table:table-cell table:style-name="ce15" table:number-columns-repeated="14"/>
          <table:table-cell table:number-columns-repeated="1009"/>
        </table:table-row>
        <table:table-row table:style-name="ro2">
          <table:table-cell table:style-name="ce9" office:value-type="string">
            <text:p>Videos/DVDs</text:p>
          </table:table-cell>
          <table:table-cell table:style-name="ce34" table:number-columns-repeated="12"/>
          <table:table-cell table:style-name="ce53" table:formula="of:=SUM([.B72:.M72])" office:value-type="float" office:value="0">
            <text:p><text:s/>- <text:s text:c="2"/>€ </text:p>
          </table:table-cell>
          <table:table-cell table:style-name="ce53" table:formula="of:=[.N72]/COLUMNS([.B72:.M72])" office:value-type="float" office:value="0">
            <text:p><text:s/>- <text:s text:c="2"/>€ </text:p>
          </table:table-cell>
          <table:table-cell table:number-columns-repeated="1009"/>
        </table:table-row>
        <table:table-row table:style-name="ro2">
          <table:table-cell table:style-name="ce9" office:value-type="string">
            <text:p>Musica</text:p>
          </table:table-cell>
          <table:table-cell table:style-name="ce34" table:number-columns-repeated="12"/>
          <table:table-cell table:style-name="ce54" table:formula="of:=SUM([.B73:.M73])" office:value-type="float" office:value="0">
            <text:p><text:s/>- <text:s text:c="2"/>€ </text:p>
          </table:table-cell>
          <table:table-cell table:style-name="ce54" table:formula="of:=[.N73]/COLUMNS([.B73:.M73])" office:value-type="float" office:value="0">
            <text:p><text:s/>- <text:s text:c="2"/>€ </text:p>
          </table:table-cell>
          <table:table-cell table:number-columns-repeated="1009"/>
        </table:table-row>
        <table:table-row table:style-name="ro2">
          <table:table-cell table:style-name="ce9" office:value-type="string">
            <text:p>Juegos</text:p>
          </table:table-cell>
          <table:table-cell table:style-name="ce34" table:number-columns-repeated="12"/>
          <table:table-cell table:style-name="ce54" table:formula="of:=SUM([.B74:.M74])" office:value-type="float" office:value="0">
            <text:p><text:s/>- <text:s text:c="2"/>€ </text:p>
          </table:table-cell>
          <table:table-cell table:style-name="ce54" table:formula="of:=[.N74]/COLUMNS([.B74:.M74])" office:value-type="float" office:value="0">
            <text:p><text:s/>- <text:s text:c="2"/>€ </text:p>
          </table:table-cell>
          <table:table-cell table:number-columns-repeated="1009"/>
        </table:table-row>
        <table:table-row table:style-name="ro2">
          <table:table-cell table:style-name="ce9" office:value-type="string">
            <text:p>Cine/Teatro</text:p>
          </table:table-cell>
          <table:table-cell table:style-name="ce34" table:number-columns-repeated="12"/>
          <table:table-cell table:style-name="ce54" table:formula="of:=SUM([.B75:.M75])" office:value-type="float" office:value="0">
            <text:p><text:s/>- <text:s text:c="2"/>€ </text:p>
          </table:table-cell>
          <table:table-cell table:style-name="ce54" table:formula="of:=[.N75]/COLUMNS([.B75:.M75])" office:value-type="float" office:value="0">
            <text:p><text:s/>- <text:s text:c="2"/>€ </text:p>
          </table:table-cell>
          <table:table-cell table:number-columns-repeated="1009"/>
        </table:table-row>
        <table:table-row table:style-name="ro2">
          <table:table-cell table:style-name="ce9" office:value-type="string">
            <text:p>Conciertos</text:p>
          </table:table-cell>
          <table:table-cell table:style-name="ce34" table:number-columns-repeated="12"/>
          <table:table-cell table:style-name="ce54" table:formula="of:=SUM([.B76:.M76])" office:value-type="float" office:value="0">
            <text:p><text:s/>- <text:s text:c="2"/>€ </text:p>
          </table:table-cell>
          <table:table-cell table:style-name="ce54" table:formula="of:=[.N76]/COLUMNS([.B76:.M76])" office:value-type="float" office:value="0">
            <text:p><text:s/>- <text:s text:c="2"/>€ </text:p>
          </table:table-cell>
          <table:table-cell table:number-columns-repeated="1009"/>
        </table:table-row>
        <table:table-row table:style-name="ro2">
          <table:table-cell table:style-name="ce9" office:value-type="string">
            <text:p>Libros/Revistas</text:p>
          </table:table-cell>
          <table:table-cell table:style-name="ce34" table:number-columns-repeated="12"/>
          <table:table-cell table:style-name="ce54" table:formula="of:=SUM([.B77:.M77])" office:value-type="float" office:value="0">
            <text:p><text:s/>- <text:s text:c="2"/>€ </text:p>
          </table:table-cell>
          <table:table-cell table:style-name="ce54" table:formula="of:=[.N77]/COLUMNS([.B77:.M77])" office:value-type="float" office:value="0">
            <text:p><text:s/>- <text:s text:c="2"/>€ </text:p>
          </table:table-cell>
          <table:table-cell table:number-columns-repeated="1009"/>
        </table:table-row>
        <table:table-row table:style-name="ro2">
          <table:table-cell table:style-name="ce9" office:value-type="string">
            <text:p>Deporte</text:p>
          </table:table-cell>
          <table:table-cell table:style-name="ce34" table:number-columns-repeated="12"/>
          <table:table-cell table:style-name="ce54" table:formula="of:=SUM([.B78:.M78])" office:value-type="float" office:value="0">
            <text:p><text:s/>- <text:s text:c="2"/>€ </text:p>
          </table:table-cell>
          <table:table-cell table:style-name="ce54" table:formula="of:=[.N78]/COLUMNS([.B78:.M78])" office:value-type="float" office:value="0">
            <text:p><text:s/>- <text:s text:c="2"/>€ </text:p>
          </table:table-cell>
          <table:table-cell table:number-columns-repeated="1009"/>
        </table:table-row>
        <table:table-row table:style-name="ro2">
          <table:table-cell table:style-name="ce9" office:value-type="string">
            <text:p>Juguetes/Gadgets</text:p>
          </table:table-cell>
          <table:table-cell table:style-name="ce34" table:number-columns-repeated="12"/>
          <table:table-cell table:style-name="ce54" table:formula="of:=SUM([.B79:.M79])" office:value-type="float" office:value="0">
            <text:p><text:s/>- <text:s text:c="2"/>€ </text:p>
          </table:table-cell>
          <table:table-cell table:style-name="ce54" table:formula="of:=[.N79]/COLUMNS([.B79:.M79])" office:value-type="float" office:value="0">
            <text:p><text:s/>- <text:s text:c="2"/>€ </text:p>
          </table:table-cell>
          <table:table-cell table:number-columns-repeated="1009"/>
        </table:table-row>
        <table:table-row table:style-name="ro2">
          <table:table-cell table:style-name="ce9" office:value-type="string">
            <text:p>Vacaciones</text:p>
          </table:table-cell>
          <table:table-cell table:style-name="ce34" table:number-columns-repeated="12"/>
          <table:table-cell table:style-name="ce54" table:formula="of:=SUM([.B80:.M80])" office:value-type="float" office:value="0">
            <text:p><text:s/>- <text:s text:c="2"/>€ </text:p>
          </table:table-cell>
          <table:table-cell table:style-name="ce54" table:formula="of:=[.N80]/COLUMNS([.B80:.M80])" office:value-type="float" office:value="0">
            <text:p><text:s/>- <text:s text:c="2"/>€ </text:p>
          </table:table-cell>
          <table:table-cell table:number-columns-repeated="1009"/>
        </table:table-row>
        <table:table-row table:style-name="ro2">
          <table:table-cell table:style-name="ce17" office:value-type="string">
            <text:p>Otros</text:p>
          </table:table-cell>
          <table:table-cell table:style-name="ce37" table:number-columns-repeated="12"/>
          <table:table-cell table:style-name="ce55" table:formula="of:=SUM([.B81:.M81])" office:value-type="float" office:value="0">
            <text:p><text:s/>- <text:s text:c="2"/>€ </text:p>
          </table:table-cell>
          <table:table-cell table:style-name="ce55" table:formula="of:=[.N81]/COLUMNS([.B81:.M81])" office:value-type="float" office:value="0">
            <text:p><text:s/>- <text:s text:c="2"/>€ </text:p>
          </table:table-cell>
          <table:table-cell table:number-columns-repeated="1009"/>
        </table:table-row>
        <table:table-row table:style-name="ro2">
          <table:table-cell table:style-name="ce18" office:value-type="string">
            <text:p>Total gastos en entretenimiento</text:p>
          </table:table-cell>
          <table:table-cell table:style-name="ce36" table:formula="of:=SUM([.B72:.B81])" office:value-type="float" office:value="0">
            <text:p><text:s/>- <text:s text:c="2"/>€ </text:p>
          </table:table-cell>
          <table:table-cell table:style-name="ce36" table:formula="of:=SUM([.C72:.C81])" office:value-type="float" office:value="0">
            <text:p><text:s/>- <text:s text:c="2"/>€ </text:p>
          </table:table-cell>
          <table:table-cell table:style-name="ce36" table:formula="of:=SUM([.D72:.D81])" office:value-type="float" office:value="0">
            <text:p><text:s/>- <text:s text:c="2"/>€ </text:p>
          </table:table-cell>
          <table:table-cell table:style-name="ce36" table:formula="of:=SUM([.E72:.E81])" office:value-type="float" office:value="0">
            <text:p><text:s/>- <text:s text:c="2"/>€ </text:p>
          </table:table-cell>
          <table:table-cell table:style-name="ce36" table:formula="of:=SUM([.F72:.F81])" office:value-type="float" office:value="0">
            <text:p><text:s/>- <text:s text:c="2"/>€ </text:p>
          </table:table-cell>
          <table:table-cell table:style-name="ce36" table:formula="of:=SUM([.G72:.G81])" office:value-type="float" office:value="0">
            <text:p><text:s/>- <text:s text:c="2"/>€ </text:p>
          </table:table-cell>
          <table:table-cell table:style-name="ce36" table:formula="of:=SUM([.H72:.H81])" office:value-type="float" office:value="0">
            <text:p><text:s/>- <text:s text:c="2"/>€ </text:p>
          </table:table-cell>
          <table:table-cell table:style-name="ce36" table:formula="of:=SUM([.I72:.I81])" office:value-type="float" office:value="0">
            <text:p><text:s/>- <text:s text:c="2"/>€ </text:p>
          </table:table-cell>
          <table:table-cell table:style-name="ce36" table:formula="of:=SUM([.J72:.J81])" office:value-type="float" office:value="0">
            <text:p><text:s/>- <text:s text:c="2"/>€ </text:p>
          </table:table-cell>
          <table:table-cell table:style-name="ce36" table:formula="of:=SUM([.K72:.K81])" office:value-type="float" office:value="0">
            <text:p><text:s/>- <text:s text:c="2"/>€ </text:p>
          </table:table-cell>
          <table:table-cell table:style-name="ce36" table:formula="of:=SUM([.L72:.L81])" office:value-type="float" office:value="0">
            <text:p><text:s/>- <text:s text:c="2"/>€ </text:p>
          </table:table-cell>
          <table:table-cell table:style-name="ce36" table:formula="of:=SUM([.M72:.M81])" office:value-type="float" office:value="0">
            <text:p><text:s/>- <text:s text:c="2"/>€ </text:p>
          </table:table-cell>
          <table:table-cell table:style-name="ce36" table:formula="of:=SUM([.B82:.M82])" office:value-type="float" office:value="0">
            <text:p><text:s/>- <text:s text:c="2"/>€ </text:p>
          </table:table-cell>
          <table:table-cell table:style-name="ce36" table:formula="of:=[.N82]/COLUMNS([.B82:.M82])" office:value-type="float" office:value="0">
            <text:p><text:s/>- <text:s text:c="2"/>€ </text:p>
          </table:table-cell>
          <table:table-cell table:number-columns-repeated="1009"/>
        </table:table-row>
        <table:table-row table:style-name="ro2">
          <table:table-cell table:style-name="ce19" table:number-columns-repeated="13"/>
          <table:table-cell table:style-name="ce56" table:number-columns-repeated="2"/>
          <table:table-cell table:number-columns-repeated="1009"/>
        </table:table-row>
        <table:table-row table:style-name="ro2">
          <table:table-cell table:style-name="ce15" office:value-type="string">
            <text:p>Ahorro</text:p>
          </table:table-cell>
          <table:table-cell table:style-name="ce15" table:number-columns-repeated="14"/>
          <table:table-cell table:number-columns-repeated="1009"/>
        </table:table-row>
        <table:table-row table:style-name="ro2">
          <table:table-cell table:style-name="ce9" office:value-type="string">
            <text:p>Fondo de emergencia</text:p>
          </table:table-cell>
          <table:table-cell table:style-name="ce34" table:number-columns-repeated="12"/>
          <table:table-cell table:style-name="ce53" table:formula="of:=SUM([.B85:.M85])" office:value-type="float" office:value="0">
            <text:p><text:s/>- <text:s text:c="2"/>€ </text:p>
          </table:table-cell>
          <table:table-cell table:style-name="ce53" table:formula="of:=[.N85]/COLUMNS([.B85:.M85])" office:value-type="float" office:value="0">
            <text:p><text:s/>- <text:s text:c="2"/>€ </text:p>
          </table:table-cell>
          <table:table-cell table:number-columns-repeated="1009"/>
        </table:table-row>
        <table:table-row table:style-name="ro2">
          <table:table-cell table:style-name="ce9" office:value-type="string">
            <text:p>Cuantía de ahorro</text:p>
          </table:table-cell>
          <table:table-cell table:style-name="ce34" table:number-columns-repeated="12"/>
          <table:table-cell table:style-name="ce54" table:formula="of:=SUM([.B86:.M86])" office:value-type="float" office:value="0">
            <text:p><text:s/>- <text:s text:c="2"/>€ </text:p>
          </table:table-cell>
          <table:table-cell table:style-name="ce54" table:formula="of:=[.N86]/COLUMNS([.B86:.M86])" office:value-type="float" office:value="0">
            <text:p><text:s/>- <text:s text:c="2"/>€ </text:p>
          </table:table-cell>
          <table:table-cell table:number-columns-repeated="1009"/>
        </table:table-row>
        <table:table-row table:style-name="ro2">
          <table:table-cell table:style-name="ce9" office:value-type="string">
            <text:p>Jubilación</text:p>
          </table:table-cell>
          <table:table-cell table:style-name="ce34" table:number-columns-repeated="12"/>
          <table:table-cell table:style-name="ce54" table:formula="of:=SUM([.B87:.M87])" office:value-type="float" office:value="0">
            <text:p><text:s/>- <text:s text:c="2"/>€ </text:p>
          </table:table-cell>
          <table:table-cell table:style-name="ce54" table:formula="of:=[.N87]/COLUMNS([.B87:.M87])" office:value-type="float" office:value="0">
            <text:p><text:s/>- <text:s text:c="2"/>€ </text:p>
          </table:table-cell>
          <table:table-cell table:number-columns-repeated="1009"/>
        </table:table-row>
        <table:table-row table:style-name="ro2">
          <table:table-cell table:style-name="ce9" office:value-type="string">
            <text:p>Inversiones</text:p>
          </table:table-cell>
          <table:table-cell table:style-name="ce34" table:number-columns-repeated="12"/>
          <table:table-cell table:style-name="ce54" table:formula="of:=SUM([.B88:.M88])" office:value-type="float" office:value="0">
            <text:p><text:s/>- <text:s text:c="2"/>€ </text:p>
          </table:table-cell>
          <table:table-cell table:style-name="ce54" table:formula="of:=[.N88]/COLUMNS([.B88:.M88])" office:value-type="float" office:value="0">
            <text:p><text:s/>- <text:s text:c="2"/>€ </text:p>
          </table:table-cell>
          <table:table-cell table:number-columns-repeated="1009"/>
        </table:table-row>
        <table:table-row table:style-name="ro2">
          <table:table-cell table:style-name="ce9" office:value-type="string">
            <text:p>Educación</text:p>
          </table:table-cell>
          <table:table-cell table:style-name="ce34" table:number-columns-repeated="12"/>
          <table:table-cell table:style-name="ce54" table:formula="of:=SUM([.B89:.M89])" office:value-type="float" office:value="0">
            <text:p><text:s/>- <text:s text:c="2"/>€ </text:p>
          </table:table-cell>
          <table:table-cell table:style-name="ce54" table:formula="of:=[.N89]/COLUMNS([.B89:.M89])" office:value-type="float" office:value="0">
            <text:p><text:s/>- <text:s text:c="2"/>€ </text:p>
          </table:table-cell>
          <table:table-cell table:number-columns-repeated="1009"/>
        </table:table-row>
        <table:table-row table:style-name="ro2">
          <table:table-cell table:style-name="ce17" office:value-type="string">
            <text:p>Otros</text:p>
          </table:table-cell>
          <table:table-cell table:style-name="ce37" table:number-columns-repeated="12"/>
          <table:table-cell table:style-name="ce55" table:formula="of:=SUM([.B90:.M90])" office:value-type="float" office:value="0">
            <text:p><text:s/>- <text:s text:c="2"/>€ </text:p>
          </table:table-cell>
          <table:table-cell table:style-name="ce55" table:formula="of:=[.N90]/COLUMNS([.B90:.M90])" office:value-type="float" office:value="0">
            <text:p><text:s/>- <text:s text:c="2"/>€ </text:p>
          </table:table-cell>
          <table:table-cell table:number-columns-repeated="1009"/>
        </table:table-row>
        <table:table-row table:style-name="ro2">
          <table:table-cell table:style-name="ce18" office:value-type="string">
            <text:p>Total ahorro</text:p>
          </table:table-cell>
          <table:table-cell table:style-name="ce36" table:formula="of:=SUM([.B85:.B90])" office:value-type="float" office:value="0">
            <text:p><text:s/>- <text:s text:c="2"/>€ </text:p>
          </table:table-cell>
          <table:table-cell table:style-name="ce36" table:formula="of:=SUM([.C85:.C90])" office:value-type="float" office:value="0">
            <text:p><text:s/>- <text:s text:c="2"/>€ </text:p>
          </table:table-cell>
          <table:table-cell table:style-name="ce36" table:formula="of:=SUM([.D85:.D90])" office:value-type="float" office:value="0">
            <text:p><text:s/>- <text:s text:c="2"/>€ </text:p>
          </table:table-cell>
          <table:table-cell table:style-name="ce36" table:formula="of:=SUM([.E85:.E90])" office:value-type="float" office:value="0">
            <text:p><text:s/>- <text:s text:c="2"/>€ </text:p>
          </table:table-cell>
          <table:table-cell table:style-name="ce36" table:formula="of:=SUM([.F85:.F90])" office:value-type="float" office:value="0">
            <text:p><text:s/>- <text:s text:c="2"/>€ </text:p>
          </table:table-cell>
          <table:table-cell table:style-name="ce36" table:formula="of:=SUM([.G85:.G90])" office:value-type="float" office:value="0">
            <text:p><text:s/>- <text:s text:c="2"/>€ </text:p>
          </table:table-cell>
          <table:table-cell table:style-name="ce36" table:formula="of:=SUM([.H85:.H90])" office:value-type="float" office:value="0">
            <text:p><text:s/>- <text:s text:c="2"/>€ </text:p>
          </table:table-cell>
          <table:table-cell table:style-name="ce36" table:formula="of:=SUM([.I85:.I90])" office:value-type="float" office:value="0">
            <text:p><text:s/>- <text:s text:c="2"/>€ </text:p>
          </table:table-cell>
          <table:table-cell table:style-name="ce36" table:formula="of:=SUM([.J85:.J90])" office:value-type="float" office:value="0">
            <text:p><text:s/>- <text:s text:c="2"/>€ </text:p>
          </table:table-cell>
          <table:table-cell table:style-name="ce36" table:formula="of:=SUM([.K85:.K90])" office:value-type="float" office:value="0">
            <text:p><text:s/>- <text:s text:c="2"/>€ </text:p>
          </table:table-cell>
          <table:table-cell table:style-name="ce36" table:formula="of:=SUM([.L85:.L90])" office:value-type="float" office:value="0">
            <text:p><text:s/>- <text:s text:c="2"/>€ </text:p>
          </table:table-cell>
          <table:table-cell table:style-name="ce36" table:formula="of:=SUM([.M85:.M90])" office:value-type="float" office:value="0">
            <text:p><text:s/>- <text:s text:c="2"/>€ </text:p>
          </table:table-cell>
          <table:table-cell table:style-name="ce36" table:formula="of:=SUM([.B91:.M91])" office:value-type="float" office:value="0">
            <text:p><text:s/>- <text:s text:c="2"/>€ </text:p>
          </table:table-cell>
          <table:table-cell table:style-name="ce36" table:formula="of:=[.N91]/COLUMNS([.B91:.M91])" office:value-type="float" office:value="0">
            <text:p><text:s/>- <text:s text:c="2"/>€ </text:p>
          </table:table-cell>
          <table:table-cell table:number-columns-repeated="1009"/>
        </table:table-row>
        <table:table-row table:style-name="ro2">
          <table:table-cell table:style-name="ce19" table:number-columns-repeated="13"/>
          <table:table-cell table:style-name="ce56" table:number-columns-repeated="2"/>
          <table:table-cell table:number-columns-repeated="1009"/>
        </table:table-row>
        <table:table-row table:style-name="ro2" table:number-rows-repeated="1048483">
          <table:table-cell table:number-columns-repeated="1024"/>
        </table:table-row>
        <table:table-row table:style-name="ro2">
          <table:table-cell table:number-columns-repeated="1024"/>
        </table:table-row>
      </table:table>
      <table:table table:name="Gráficos" table:style-name="ta2" table:print="false">
        <table:table-column table:style-name="co3" table:number-columns-repeated="1024" table:default-cell-style-name="Default"/>
        <table:table-row table:style-name="ro2">
          <table:table-cell>
            <draw:frame table:end-cell-address="Gráficos.G16" table:end-x="0.836cm" table:end-y="0.063cm" draw:z-index="0" draw:name="1 Gráfico" draw:style-name="gr1" draw:text-style-name="P1" svg:width="13.329cm" svg:height="6.837cm" svg:x="0.075cm" svg:y="0cm">
              <draw:object draw:notify-on-update-of-ranges="'Presupuesto doméstico'.B9:'Presupuesto doméstico'.M9 'Presupuesto doméstico'.B5:'Presupuesto doméstico'.M5 'Presupuesto doméstico'.B4:'Presupuesto doméstico'.M4" xlink:href="./Object 1" xlink:type="simple" xlink:show="embed" xlink:actuate="onLoad">
                <text:p/>
              </draw:object>
              <draw:image xlink:href="./ObjectReplacements/Object 1" xlink:type="simple" xlink:show="embed" xlink:actuate="onLoad"/>
            </draw:frame>
          </table:table-cell>
          <table:table-cell table:number-columns-repeated="5"/>
          <table:table-cell>
            <draw:frame table:end-cell-address="Gráficos.M16" table:end-x="1.704cm" table:end-y="0.105cm" draw:z-index="1" draw:name="2 Gráfico" draw:style-name="gr1" draw:text-style-name="P1" svg:width="13.435cm" svg:height="6.879cm" svg:x="0.837cm" svg:y="0cm">
              <draw:object draw:notify-on-update-of-ranges="'Presupuesto doméstico'.B9:'Presupuesto doméstico'.M9 'Presupuesto doméstico'.B7:'Presupuesto doméstico'.M7" xlink:href="./Object 2" xlink:type="simple" xlink:show="embed" xlink:actuate="onLoad">
                <text:p/>
              </draw:object>
              <draw:image xlink:href="./ObjectReplacements/Object 2" xlink:type="simple" xlink:show="embed" xlink:actuate="onLoad"/>
            </draw:frame>
          </table:table-cell>
          <table:table-cell table:number-columns-repeated="1017"/>
        </table:table-row>
        <table:table-row table:style-name="ro2" table:number-rows-repeated="13">
          <table:table-cell table:number-columns-repeated="1024"/>
        </table:table-row>
        <table:table-row table:style-name="ro2">
          <table:table-cell>
            <draw:frame table:end-cell-address="Gráficos.G31" table:end-x="0.836cm" table:end-y="0.271cm" draw:z-index="2" draw:name="3 Gráfico" draw:style-name="gr1" draw:text-style-name="P1" svg:width="13.329cm" svg:height="7.109cm" svg:x="0.075cm" svg:y="0.388cm">
              <draw:object draw:notify-on-update-of-ranges="'Presupuesto doméstico'.B9:'Presupuesto doméstico'.M9 'Presupuesto doméstico'.A19:'Presupuesto doméstico'.A19 'Presupuesto doméstico'.B19:'Presupuesto doméstico'.M19 'Presupuesto doméstico'.A20:'Presupuesto doméstico'.A20 'Presupuesto doméstico'.B20:'Presupuesto doméstico'.M20 'Presupuesto doméstico'.A21:'Presupuesto doméstico'.A21 'Presupuesto doméstico'.B21:'Presupuesto doméstico'.M21 'Presupuesto doméstico'.A22:'Presupuesto doméstico'.A22 'Presupuesto doméstico'.B22:'Presupuesto doméstico'.M22 'Presupuesto doméstico'.A23:'Presupuesto doméstico'.A23 'Presupuesto doméstico'.B23:'Presupuesto doméstico'.M23 'Presupuesto doméstico'.A24:'Presupuesto doméstico'.A24 'Presupuesto doméstico'.B24:'Presupuesto doméstico'.M24" xlink:href="./Object 3" xlink:type="simple" xlink:show="embed" xlink:actuate="onLoad">
                <text:p/>
              </draw:object>
              <draw:image xlink:href="./ObjectReplacements/Object 3" xlink:type="simple" xlink:show="embed" xlink:actuate="onLoad"/>
            </draw:frame>
          </table:table-cell>
          <table:table-cell table:number-columns-repeated="1023"/>
        </table:table-row>
        <table:table-row table:style-name="ro2">
          <table:table-cell table:number-columns-repeated="6"/>
          <table:table-cell>
            <draw:frame table:end-cell-address="Gráficos.M31" table:end-x="1.704cm" table:end-y="0.249cm" draw:z-index="3" draw:name="4 Gráfico" draw:style-name="gr1" draw:text-style-name="P1" svg:width="13.541cm" svg:height="7.003cm" svg:x="0.731cm" svg:y="0.02cm">
              <draw:object draw:notify-on-update-of-ranges="'Presupuesto doméstico'.B9:'Presupuesto doméstico'.M9 'Presupuesto doméstico'.A11:'Presupuesto doméstico'.A11 'Presupuesto doméstico'.B11:'Presupuesto doméstico'.M11 'Presupuesto doméstico'.A12:'Presupuesto doméstico'.A12 'Presupuesto doméstico'.B12:'Presupuesto doméstico'.M12 'Presupuesto doméstico'.A13:'Presupuesto doméstico'.A13 'Presupuesto doméstico'.B13:'Presupuesto doméstico'.M13 'Presupuesto doméstico'.A14:'Presupuesto doméstico'.A14 'Presupuesto doméstico'.B14:'Presupuesto doméstico'.M14 'Presupuesto doméstico'.A15:'Presupuesto doméstico'.A15 'Presupuesto doméstico'.B15:'Presupuesto doméstico'.M15" xlink:href="./Object 4" xlink:type="simple" xlink:show="embed" xlink:actuate="onLoad">
                <text:p/>
              </draw:object>
              <draw:image xlink:href="./ObjectReplacements/Object 4" xlink:type="simple" xlink:show="embed" xlink:actuate="onLoad"/>
            </draw:frame>
          </table:table-cell>
          <table:table-cell table:number-columns-repeated="1017"/>
        </table:table-row>
      </table:table>
      <table:table table:name="Instrucciones" table:style-name="ta3" table:print="false">
        <table:table-column table:style-name="co3" table:number-columns-repeated="9" table:default-cell-style-name="ce61"/>
        <table:table-column table:style-name="co3" table:number-columns-repeated="1015" table:default-cell-style-name="Default"/>
        <table:table-row table:style-name="ro2">
          <table:table-cell table:style-name="Default" table:number-columns-repeated="9"/>
          <table:table-cell table:number-columns-repeated="1015"/>
        </table:table-row>
        <table:table-row table:style-name="ro5">
          <table:table-cell table:style-name="ce60" office:value-type="string" table:number-columns-spanned="9" table:number-rows-spanned="17">
            <text:p>Este es una sencilla plantilla para confeccionar un presupuesto doméstico en excel. A continuación vamos a explicar algunas cosas a tener en cuenta. Arriba de todo donde pone Resumen presupuesto, ahí no debemos tocar nada, ya que todas las celdas están vinculadas a celdas que aparecen más abajo. La excepción es la fila de "Cantidad de partida". En ella podremos introducir una cantidad inicial de la que partirá nuestro presupuesto. Si no la tenemos, no la introducimos. Esto es así porque igual empezamos nuestro presupuesto a mitad de año y si ya venimos con un saldo anterior acumulado, podremos ponerlo ahí. La parte de ingresos, ahí no hay nada bloqueado y es donde tendremos que introducir los datos que tengamos. En la tabla "resumen de gastos" no tendremos que introducir nada, los gastos se introducirán en su respectiva tabla, las que aparecen más abajo. La tabla "resumen de gastos" recoge el total de los datos de las tablas posteriores. En las tablas de gastos que aparecen por categoría tendremos que introducir los datos. En la hoja "gráficos" hay 4 gráficos preestablecidos que conforme se vayan llenando los datos de la hoja "presupuesto doméstico" se irán rellenando.</text:p>
          </table:table-cell>
          <table:covered-table-cell table:number-columns-repeated="8"/>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covered-table-cell table:number-columns-repeated="9"/>
          <table:table-cell table:number-columns-repeated="1015"/>
        </table:table-row>
        <table:table-row table:style-name="ro5">
          <table:table-cell table:style-name="ce62" office:value-type="string" table:number-columns-spanned="9" table:number-rows-spanned="4">
            <text:p><text:a xlink:href="http://ambito-financiero.com/">Http://ambito-financiero.com</text:a></text:p>
          </table:table-cell>
          <table:covered-table-cell table:number-columns-repeated="8" table:style-name="ce63"/>
          <table:table-cell table:number-columns-repeated="1015"/>
        </table:table-row>
        <table:table-row table:style-name="ro5">
          <table:covered-table-cell table:number-columns-repeated="9" table:style-name="ce63"/>
          <table:table-cell table:number-columns-repeated="1015"/>
        </table:table-row>
        <table:table-row table:style-name="ro5">
          <table:covered-table-cell table:number-columns-repeated="9" table:style-name="ce63"/>
          <table:table-cell table:number-columns-repeated="1015"/>
        </table:table-row>
        <table:table-row table:style-name="ro5">
          <table:covered-table-cell table:number-columns-repeated="9" table:style-name="ce63"/>
          <table:table-cell table:number-columns-repeated="10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03P0" style:volatile="true">
      <number:text> </number:text>
      <number:number number:decimal-places="2" number:min-integer-digits="1" number:grouping="true"/>
      <number:text> € </number:text>
    </number:number-style>
    <number:number-style style:name="N103P1" style:volatile="true">
      <number:text>-</number:text>
      <number:number number:decimal-places="2" number:min-integer-digits="1" number:grouping="true"/>
      <number:text> € </number:text>
    </number:number-style>
    <number:number-style style:name="N103P2" style:volatile="true">
      <number:text> -</number:text>
      <number:number number:decimal-places="0" number:min-integer-digits="0"/>
      <number:text> € </number:text>
    </number:number-style>
    <number:text-style style:name="N103">
      <number:text> </number:text>
      <number:text-content/>
      <number:text> </number:text>
      <style:map style:condition="value()&gt;0" style:apply-style-name="N103P0"/>
      <style:map style:condition="value()&lt;0" style:apply-style-name="N103P1"/>
      <style:map style:condition="value()=0" style:apply-style-name="N103P2"/>
    </number:text-style>
    <number:number-style style:name="N104P0" style:volatile="true">
      <number:text> $</number:text>
      <number:number number:decimal-places="2" number:min-integer-digits="1" number:grouping="true"/>
      <number:text> </number:text>
    </number:number-style>
    <number:number-style style:name="N104P1" style:volatile="true">
      <number:text> $(</number:text>
      <number:number number:decimal-places="2" number:min-integer-digits="1" number:grouping="true"/>
      <number:text>)</number:text>
    </number:number-style>
    <number:number-style style:name="N104P2" style:volatile="true">
      <number:text> $-</number:text>
      <number:number number:decimal-places="0" number:min-integer-digits="0"/>
      <number:text> </number:text>
    </number:number-style>
    <number:text-style style:name="N104">
      <number:text> </number:text>
      <number:text-content/>
      <number:text> </number:text>
      <style:map style:condition="value()&gt;0" style:apply-style-name="N104P0"/>
      <style:map style:condition="value()&lt;0" style:apply-style-name="N104P1"/>
      <style:map style:condition="value()=0" style:apply-style-name="N104P2"/>
    </number:text-style>
    <number:number-style style:name="N105P0" style:volatile="true">
      <number:text> </number:text>
      <number:number number:decimal-places="2" number:min-integer-digits="1" number:grouping="true"/>
      <number:text> </number:text>
    </number:number-style>
    <number:number-style style:name="N105P1" style:volatile="true">
      <number:text> (</number:text>
      <number:number number:decimal-places="2" number:min-integer-digits="1" number:grouping="true"/>
      <number:text>)</number:text>
    </number:number-style>
    <number:number-style style:name="N105P2" style:volatile="true">
      <number:text> -</number:text>
      <number:number number:decimal-places="0" number:min-integer-digits="0"/>
      <number:text> </number:text>
    </number:number-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8000" number:language="es" number:country="ES">
      <number:number number:min-integer-digits="1"/>
    </number:number-style>
    <number:number-style style:name="N8103P0" style:volatile="true" number:language="es" number:country="ES">
      <number:number number:decimal-places="0" number:min-integer-digits="1" number:grouping="true"/>
      <number:text> €</number:text>
    </number:number-style>
    <number:number-style style:name="N8103" number:language="es" number:country="ES">
      <number:text>-</number:text>
      <number:number number:decimal-places="0" number:min-integer-digits="1" number:grouping="true"/>
      <number:text> €</number:text>
      <style:map style:condition="value()&gt;=0" style:apply-style-name="N8103P0"/>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style:text-properties fo:color="#ff0000"/>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2" number:min-integer-digits="1" number:grouping="true"/>
      <number:text> €</number:text>
    </number:number-style>
    <number:number-style style:name="N8105" number:language="es" number:country="ES">
      <number:text>-</number:text>
      <number:number number:decimal-places="2" number:min-integer-digits="1" number:grouping="true"/>
      <number:text> €</number:text>
      <style:map style:condition="value()&gt;=0" style:apply-style-name="N8105P0"/>
    </number:number-style>
    <number:number-style style:name="N8106P0" style:volatile="true" number:language="es" number:country="ES">
      <number:number number:decimal-places="2" number:min-integer-digits="1" number:grouping="true"/>
      <number:text> €</number:text>
    </number:number-style>
    <number:number-style style:name="N8106" number:language="es" number:country="ES">
      <style:text-properties fo:color="#ff0000"/>
      <number:text>-</number:text>
      <number:number number:decimal-places="2" number:min-integer-digits="1" number:grouping="true"/>
      <number:text> €</number:text>
      <style:map style:condition="value()&gt;=0" style:apply-style-name="N8106P0"/>
    </number:number-style>
    <number:date-style style:name="N8107" number:language="es" number:country="ES">
      <number:day number:style="long"/>
      <number:text>-</number:text>
      <number:month number:textual="true"/>
      <number:text>-</number:text>
      <number:year/>
    </number:date-style>
    <number:date-style style:name="N8108" number:language="es" number:country="ES">
      <number:day number:style="long"/>
      <number:text>-</number:text>
      <number:month number:textual="true"/>
    </number:date-style>
    <number:date-style style:name="N8109" number:language="es" number:country="ES">
      <number:month number:textual="true"/>
      <number:text>-</number:text>
      <number:year/>
    </number:date-style>
    <number:time-style style:name="N8110" number:language="es" number:country="ES">
      <number:hours/>
      <number:text>:</number:text>
      <number:minutes number:style="long"/>
      <number:text> </number:text>
      <number:am-pm/>
    </number:time-style>
    <number:time-style style:name="N8111" number:language="es" number:country="ES">
      <number:hours/>
      <number:text>:</number:text>
      <number:minutes number:style="long"/>
      <number:text>:</number:text>
      <number:seconds number:style="long"/>
      <number:text> </number:text>
      <number:am-pm/>
    </number:time-style>
    <number:time-style style:name="N8112" number:language="es" number:country="ES">
      <number:hours/>
      <number:text>:</number:text>
      <number:minutes number:style="long"/>
    </number:time-style>
    <number:time-style style:name="N8113" number:language="es" number:country="ES">
      <number:hours/>
      <number:text>:</number:text>
      <number:minutes number:style="long"/>
      <number:text>:</number:text>
      <number:seconds number:style="long"/>
    </number:time-style>
    <number:date-style style:name="N8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s" number:country="ES">
      <number:number number:decimal-places="0" number:min-integer-digits="1" number:grouping="true"/>
      <number:text>   </number:text>
    </number:number-style>
    <number:number-style style:name="N8115" number:language="es" number:country="ES">
      <number:text>-</number:text>
      <number:number number:decimal-places="0" number:min-integer-digits="1" number:grouping="true"/>
      <number:text>   </number:text>
      <style:map style:condition="value()&gt;=0" style:apply-style-name="N8115P0"/>
    </number:number-style>
    <number:number-style style:name="N8116P0" style:volatile="true" number:language="es" number:country="ES">
      <number:number number:decimal-places="0" number:min-integer-digits="1" number:grouping="true"/>
      <number:text>   </number:text>
    </number:number-style>
    <number:number-style style:name="N8116" number:language="es" number:country="ES">
      <style:text-properties fo:color="#ff0000"/>
      <number:text>-</number:text>
      <number:number number:decimal-places="0" number:min-integer-digits="1" number:grouping="true"/>
      <number:text>   </number:text>
      <style:map style:condition="value()&gt;=0" style:apply-style-name="N8116P0"/>
    </number:number-style>
    <number:number-style style:name="N8117P0" style:volatile="true" number:language="es" number:country="ES">
      <number:number number:decimal-places="2" number:min-integer-digits="1" number:grouping="true"/>
      <number:text>   </number:text>
    </number:number-style>
    <number:number-style style:name="N8117" number:language="es" number:country="ES">
      <number:text>-</number:text>
      <number:number number:decimal-places="2" number:min-integer-digits="1" number:grouping="true"/>
      <number:text>   </number:text>
      <style:map style:condition="value()&gt;=0" style:apply-style-name="N8117P0"/>
    </number:number-style>
    <number:number-style style:name="N8118P0" style:volatile="true" number:language="es" number:country="ES">
      <number:number number:decimal-places="2" number:min-integer-digits="1" number:grouping="true"/>
      <number:text>   </number:text>
    </number:number-style>
    <number:number-style style:name="N8118" number:language="es" number:country="ES">
      <style:text-properties fo:color="#ff0000"/>
      <number:text>-</number:text>
      <number:number number:decimal-places="2" number:min-integer-digits="1" number:grouping="true"/>
      <number:text>   </number:text>
      <style:map style:condition="value()&gt;=0" style:apply-style-name="N8118P0"/>
    </number:number-style>
    <number:number-style style:name="N8119P0" style:volatile="true" number:language="es" number:country="ES">
      <number:text> </number:text>
      <number:number number:decimal-places="0" number:min-integer-digits="1" number:grouping="true"/>
      <number:text>    </number:text>
    </number:number-style>
    <number:number-style style:name="N8119P1" style:volatile="true" number:language="es" number:country="ES">
      <number:text>-</number:text>
      <number:number number:decimal-places="0" number:min-integer-digits="1" number:grouping="true"/>
      <number:text>    </number:text>
    </number:number-style>
    <number:number-style style:name="N8119P2" style:volatile="true" number:language="es" number:country="ES">
      <number:text> -    </number:text>
    </number:number-style>
    <number:text-style style:name="N8119" number:language="es" number:country="ES">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ES">
      <number:text> </number:text>
      <number:number number:decimal-places="0" number:min-integer-digits="1" number:grouping="true"/>
      <number:text> € </number:text>
    </number:number-style>
    <number:number-style style:name="N8120P1" style:volatile="true" number:language="es" number:country="ES">
      <number:text>-</number:text>
      <number:number number:decimal-places="0" number:min-integer-digits="1" number:grouping="true"/>
      <number:text> € </number:text>
    </number:number-style>
    <number:number-style style:name="N8120P2" style:volatile="true" number:language="es" number:country="ES">
      <number:text> - € </number:text>
    </number:number-style>
    <number:text-style style:name="N8120" number:language="es" number:country="ES">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ES">
      <number:text> </number:text>
      <number:number number:decimal-places="2" number:min-integer-digits="1" number:grouping="true"/>
      <number:text>    </number:text>
    </number:number-style>
    <number:number-style style:name="N8121P1" style:volatile="true" number:language="es" number:country="ES">
      <number:text>-</number:text>
      <number:number number:decimal-places="2" number:min-integer-digits="1" number:grouping="true"/>
      <number:text>    </number:text>
    </number:number-style>
    <number:number-style style:name="N8121P2" style:volatile="true" number:language="es" number:country="ES">
      <number:text> -</number:text>
      <number:number number:decimal-places="0" number:min-integer-digits="0"/>
      <number:text>    </number:text>
    </number:number-style>
    <number:text-style style:name="N8121" number:language="es" number:country="ES">
      <number:text> </number:text>
      <number:text-content/>
      <number:text> </number:text>
      <style:map style:condition="value()&gt;0" style:apply-style-name="N8121P0"/>
      <style:map style:condition="value()&lt;0" style:apply-style-name="N8121P1"/>
      <style:map style:condition="value()=0" style:apply-style-name="N8121P2"/>
    </number:text-style>
    <number:time-style style:name="N8122" number:language="es" number:country="ES">
      <number:minutes number:style="long"/>
      <number:text>:</number:text>
      <number:seconds number:style="long"/>
    </number:time-style>
    <number:time-style style:name="N8123" number:language="es" number:country="ES" number:truncate-on-overflow="false">
      <number:hours/>
      <number:text>:</number:text>
      <number:minutes number:style="long"/>
      <number:text>:</number:text>
      <number:seconds number:style="long"/>
    </number:time-style>
    <number:time-style style:name="N8124" number:language="es" number:country="ES">
      <number:minutes number:style="long"/>
      <number:text>:</number:text>
      <number:seconds number:style="long" number:decimal-places="1"/>
    </number:time-style>
    <number:number-style style:name="N8125" number:language="es" number:country="E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99336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99336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00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00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00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rotation-align="none"/>
      <style:text-properties fo:color="#99cc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00ccff" style:diagonal-bl-tr="none" style:diagonal-tl-br="none" fo:border-left="none" fo:border-right="none" style:rotation-align="none" fo:border-top="none"/>
      <style:text-properties fo:color="#000080"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ffcc00" style:diagonal-bl-tr="none" style:diagonal-tl-br="none" fo:border-left="none" fo:border-right="none" style:rotation-align="none" fo:border-top="none"/>
      <style:text-properties fo:color="#000080"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ff9900" style:diagonal-bl-tr="none" style:diagonal-tl-br="none" fo:border-left="none" fo:border-right="none" style:rotation-align="none" fo:border-top="none"/>
      <style:text-properties fo:color="#0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yperlink_5f_blank" style:display-name="Hyperlink_bla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Input" style:family="table-cell" style:parent-style-name="Default">
      <style:table-cell-properties fo:background-color="#ff8080" style:diagonal-bl-tr="none" style:diagonal-tl-br="none" fo:border="0.035cm solid #808080" style:rotation-align="none"/>
      <style:text-properties fo:color="#ff66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99cc00" style:border-line-width-bottom="0.035cm 0.035cm 0.035cm" style:diagonal-bl-tr="none" style:diagonal-tl-br="none" fo:border-left="none" fo:border-right="none" style:rotation-align="none" fo:border-top="none"/>
      <style:text-properties fo:color="#99cc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05"/>
    <style:style style:name="Moneda_20_2" style:display-name="Moneda 2" style:family="table-cell" style:parent-style-name="Default" style:data-style-name="N104"/>
    <style:style style:name="Moneda_20_3" style:display-name="Moneda 3" style:family="table-cell" style:parent-style-name="Default" style:data-style-name="N104"/>
    <style:style style:name="Neutral_20_2" style:display-name="Neutral 2" style:family="table-cell" style:parent-style-name="Default">
      <style:table-cell-properties fo:background-color="#ffffcc"/>
      <style:text-properties fo:color="#33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Note" style:family="table-cell" style:parent-style-name="Default">
      <style:table-cell-properties fo:background-color="#ffffcc" style:diagonal-bl-tr="none" style:diagonal-tl-br="none" fo:border="0.035cm solid #969696" style:rotation-align="none"/>
    </style:style>
    <style:style style:name="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0080"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2" style:display-name="Total 2" style:family="table-cell" style:parent-style-name="Default">
      <style:table-cell-properties fo:border-bottom="0.105cm double #00ccff" style:border-line-width-bottom="0.035cm 0.035cm 0.035cm" style:diagonal-bl-tr="none" style:diagonal-tl-br="none" fo:border-left="none" fo:border-right="none" style:rotation-align="none" fo:border-top="0.035cm solid #00cc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20_Built-in_20_Currency" style:display-name="Excel Built-in Currency" style:family="table-cell" style:parent-style-name="Default" style:data-style-name="N103"/>
    <style:style style:name="ConditionalStyle_5f_7" style:display-name="ConditionalStyle_7" style:family="table-cell" style:parent-style-name="Default">
      <style:table-cell-properties fo:background-color="#ffeb9c"/>
      <style:text-properties fo:color="#9c6500"/>
    </style:style>
    <style:style style:name="ConditionalStyle_5f_8" style:display-name="ConditionalStyle_8" style:family="table-cell" style:parent-style-name="Default">
      <style:table-cell-properties fo:background-color="#ff0000"/>
      <style:text-properties fo:color="#f2f2f2"/>
    </style:style>
    <style:style style:name="ConditionalStyle_5f_9" style:display-name="ConditionalStyle_9" style:family="table-cell" style:parent-style-name="Default">
      <style:table-cell-properties fo:background-color="#00b050"/>
      <style:text-properties fo:color="#f2f2f2"/>
    </style:style>
    <style:style style:name="ConditionalStyle_5f_6" style:display-name="ConditionalStyle_6" style:family="table-cell" style:parent-style-name="Default">
      <style:table-cell-properties fo:background-color="#ffeb9c"/>
      <style:text-properties fo:color="#9c6500"/>
    </style:style>
    <style:style style:name="ConditionalStyle_5f_5" style:display-name="ConditionalStyle_5" style:family="table-cell" style:parent-style-name="Default">
      <style:table-cell-properties fo:background-color="#ff0000"/>
      <style:text-properties fo:color="#f2f2f2"/>
    </style:style>
    <style:style style:name="ConditionalStyle_5f_4" style:display-name="ConditionalStyle_4" style:family="table-cell" style:parent-style-name="Default">
      <style:table-cell-properties fo:background-color="#00b050"/>
      <style:text-properties fo:color="#f2f2f2"/>
    </style:style>
    <style:style style:name="ConditionalStyle_5f_3" style:display-name="ConditionalStyle_3" style:family="table-cell" style:parent-style-name="Default">
      <style:table-cell-properties fo:background-color="#ffeb9c"/>
      <style:text-properties fo:color="#9c6500"/>
    </style:style>
    <style:style style:name="ConditionalStyle_5f_2" style:display-name="ConditionalStyle_2" style:family="table-cell" style:parent-style-name="Default">
      <style:table-cell-properties fo:background-color="#ff0000"/>
      <style:text-properties fo:color="#f2f2f2"/>
    </style:style>
    <style:style style:name="ConditionalStyle_5f_1" style:display-name="ConditionalStyle_1" style:family="table-cell" style:parent-style-name="Default">
      <style:table-cell-properties fo:background-color="#00b050"/>
      <style:text-properties fo:color="#f2f2f2"/>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22/07/2014</text:date>, <text:time>16:38:49</text:time></text:p>
        </style:region-right>
      </style:header>
      <style:header-left style:display="false"/>
      <style:footer>
        <text:p>Página <text:page-number>1</text:page-number> / <text:page-count>99</text:page-count></text:p>
      </style:footer>
      <style:footer-left style:display="false"/>
    </style:master-page>
    <style:master-page style:name="PageStyle_5f_Presupuesto_20_doméstico" style:display-name="PageStyle_Presupuesto doméstico" style:page-layout-name="Mpm3">
      <style:header style:display="false"/>
      <style:header-left style:display="false"/>
      <style:footer style:display="false"/>
      <style:footer-left style:display="false"/>
    </style:master-page>
    <style:master-page style:name="PageStyle_5f_Gráficos" style:display-name="PageStyle_Gráficos" style:page-layout-name="Mpm3">
      <style:header style:display="false"/>
      <style:header-left style:display="false"/>
      <style:footer style:display="false"/>
      <style:footer-left style:display="false"/>
    </style:master-page>
    <style:master-page style:name="PageStyle_5f_Instrucciones" style:display-name="PageStyle_Instruccio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85" meta:object-count="4"/>
    <meta:generator>OpenOffice/4.1.0$Win32 OpenOffice.org_project/410m18$Build-9764</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3P0" style:volatile="true">
      <number:text> </number:text>
      <number:number number:decimal-places="2" number:min-integer-digits="1" number:grouping="true"/>
      <number:text> € </number:text>
    </number:number-style>
    <number:number-style style:name="N103P1" style:volatile="true">
      <number:text>-</number:text>
      <number:number number:decimal-places="2" number:min-integer-digits="1" number:grouping="true"/>
      <number:text> € </number:text>
    </number:number-style>
    <number:number-style style:name="N103P2" style:volatile="true">
      <number:text> -</number:text>
      <number:number number:decimal-places="0" number:min-integer-digits="0"/>
      <number:text> € </number:text>
    </number:number-style>
    <number:text-style style:name="N103">
      <number:text> </number:text>
      <number:text-content/>
      <number:text> </number:text>
      <style:map style:condition="value()&gt;0" style:apply-style-name="N103P0"/>
      <style:map style:condition="value()&lt;0" style:apply-style-name="N103P1"/>
      <style:map style:condition="value()=0" style:apply-style-name="N103P2"/>
    </number:text-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103">
      <style:chart-properties chart:display-label="true" chart:logarithmic="false" chart:gap-width="15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103">
      <style:chart-properties chart:label-position="outside">
        <chart:label-separator>
          <text:p>; </text:p>
        </chart:label-separator>
      </style:chart-properties>
      <style:graphic-properties draw:stroke="none" draw:fill-color="#953735"/>
      <style:text-properties fo:color="#000000" fo:font-family="Calibri" fo:font-size="10pt" style:font-size-asian="10pt" style:font-size-complex="10pt"/>
    </style:style>
    <style:style style:name="ch9" style:family="chart" style:data-style-name="N103">
      <style:chart-properties chart:label-position="outside">
        <chart:label-separator>
          <text:p>; </text:p>
        </chart:label-separator>
      </style:chart-properties>
      <style:graphic-properties draw:stroke="none" draw:fill-color="#00b050"/>
      <style:text-properties fo:color="#000000" fo:font-family="Calibri"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3.33cm" svg:height="6.838cm" xlink:href=".." xlink:type="simple" chart:class="chart:bar" chart:row-mapping="1 0" chart:style-name="ch1">
        <chart:title svg:x="4.13cm" svg:y="0.271cm" chart:style-name="ch2">
          <text:p>Gastos vs Ingresos</text:p>
        </chart:title>
        <chart:legend chart:legend-position="end" svg:x="11.755cm" svg:y="2.871cm" style:legend-expansion="high" chart:style-name="ch3"/>
        <chart:plot-area chart:style-name="ch4" table:cell-range-address="'Presupuesto doméstico'.B9:'Presupuesto doméstico'.M9 'Presupuesto doméstico'.B4:'Presupuesto doméstico'.M5" chart:data-source-has-labels="row" svg:x="0.716cm" svg:y="1.83cm" svg:width="10.507cm" svg:height="4.452cm">
          <chartooo:coordinate-region svg:x="2.025cm" svg:y="2.029cm" svg:width="9.198cm" svg:height="3.606cm"/>
          <chart:axis chart:dimension="x" chart:name="primary-x" chart:style-name="ch5" chartooo:axis-type="auto">
            <chartooo:date-scale/>
            <chart:categories table:cell-range-address="'Presupuesto doméstico'.B9:'Presupuesto doméstico'.M9"/>
          </chart:axis>
          <chart:axis chart:dimension="y" chart:name="primary-y" chart:style-name="ch6">
            <chart:grid chart:style-name="ch7" chart:class="major"/>
          </chart:axis>
          <chart:series chart:style-name="ch8" chart:values-cell-range-address="'Presupuesto doméstico'.B5:'Presupuesto doméstico'.M5" chart:class="chart:bar">
            <chart:data-point chart:repeated="12"/>
          </chart:series>
          <chart:series chart:style-name="ch9" chart:values-cell-range-address="'Presupuesto doméstico'.B4:'Presupuesto doméstico'.M4" chart:class="chart:bar">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ENE</text:p>
                <draw:g>
                  <svg:desc>'Presupuesto doméstico'.B9:'Presupuesto doméstico'.M9</svg:desc>
                </draw:g>
              </table:table-cell>
              <table:table-cell office:value-type="string">
                <text:p>FEB</text:p>
              </table:table-cell>
              <table:table-cell office:value-type="string">
                <text:p>MAR</text:p>
              </table:table-cell>
              <table:table-cell office:value-type="string">
                <text:p>ABR</text:p>
              </table:table-cell>
              <table:table-cell office:value-type="string">
                <text:p>MAY</text:p>
              </table:table-cell>
              <table:table-cell office:value-type="string">
                <text:p>JUN</text:p>
              </table:table-cell>
              <table:table-cell office:value-type="string">
                <text:p>JUL</text:p>
              </table:table-cell>
              <table:table-cell office:value-type="string">
                <text:p>AGO</text:p>
              </table:table-cell>
              <table:table-cell office:value-type="string">
                <text:p>SEP</text:p>
              </table:table-cell>
              <table:table-cell office:value-type="string">
                <text:p>OCT</text:p>
              </table:table-cell>
              <table:table-cell office:value-type="string">
                <text:p>NOV</text:p>
              </table:table-cell>
              <table:table-cell office:value-type="string">
                <text:p>DIC</text:p>
              </table:table-cell>
            </table:table-row>
          </table:table-header-rows>
          <table:table-rows>
            <table:table-row>
              <table:table-cell office:value-type="string">
                <text:p>Fila 5</text:p>
                <draw:g>
                  <svg:desc/>
                </draw:g>
              </table:table-cell>
              <table:table-cell office:value-type="float" office:value="0">
                <text:p>0</text:p>
                <draw:g>
                  <svg:desc>'Presupuesto doméstico'.B5:'Presupuesto doméstico'.M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Fila 4</text:p>
                <draw:g>
                  <svg:desc/>
                </draw:g>
              </table:table-cell>
              <table:table-cell office:value-type="float" office:value="0">
                <text:p>0</text:p>
                <draw:g>
                  <svg:desc>'Presupuesto doméstico'.B4:'Presupuesto doméstico'.M4</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3P0" style:volatile="true">
      <number:text> </number:text>
      <number:number number:decimal-places="2" number:min-integer-digits="1" number:grouping="true"/>
      <number:text> € </number:text>
    </number:number-style>
    <number:number-style style:name="N103P1" style:volatile="true">
      <number:text>-</number:text>
      <number:number number:decimal-places="2" number:min-integer-digits="1" number:grouping="true"/>
      <number:text> € </number:text>
    </number:number-style>
    <number:number-style style:name="N103P2" style:volatile="true">
      <number:text> -</number:text>
      <number:number number:decimal-places="0" number:min-integer-digits="0"/>
      <number:text> € </number:text>
    </number:number-style>
    <number:text-style style:name="N103">
      <number:text> </number:text>
      <number:text-content/>
      <number:text> </number:text>
      <style:map style:condition="value()&gt;0" style:apply-style-name="N103P0"/>
      <style:map style:condition="value()&lt;0" style:apply-style-name="N103P1"/>
      <style:map style:condition="value()=0" style:apply-style-name="N103P2"/>
    </number:text-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103">
      <style:chart-properties chart:display-label="true" chart:logarithmic="false" chart:gap-width="15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103">
      <style:chart-properties chart:label-position="outside">
        <chart:label-separator>
          <text:p>; </text:p>
        </chart:label-separator>
      </style:chart-properties>
      <style:graphic-properties draw:stroke="none" draw:fill-color="#bfbfbf"/>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436cm" svg:height="6.88cm" xlink:href=".." xlink:type="simple" chart:class="chart:bar" chart:row-mapping="0" chart:style-name="ch1">
        <chart:title svg:x="3.521cm" svg:y="0.272cm" chart:style-name="ch2">
          <text:p>Saldo (Ingresos-Gastos)</text:p>
        </chart:title>
        <chart:legend chart:legend-position="end" svg:x="11.861cm" svg:y="3.141cm" style:legend-expansion="high" chart:style-name="ch3"/>
        <chart:plot-area chart:style-name="ch4" table:cell-range-address="'Presupuesto doméstico'.B9:'Presupuesto doméstico'.M9 'Presupuesto doméstico'.B7:'Presupuesto doméstico'.M7" chart:data-source-has-labels="row" svg:x="0.718cm" svg:y="1.834cm" svg:width="10.607cm" svg:height="4.489cm">
          <chartooo:coordinate-region svg:x="2.027cm" svg:y="2.033cm" svg:width="9.298cm" svg:height="3.643cm"/>
          <chart:axis chart:dimension="x" chart:name="primary-x" chart:style-name="ch5" chartooo:axis-type="auto">
            <chartooo:date-scale/>
            <chart:categories table:cell-range-address="'Presupuesto doméstico'.B9:'Presupuesto doméstico'.M9"/>
          </chart:axis>
          <chart:axis chart:dimension="y" chart:name="primary-y" chart:style-name="ch6">
            <chart:grid chart:style-name="ch7" chart:class="major"/>
          </chart:axis>
          <chart:series chart:style-name="ch8" chart:values-cell-range-address="'Presupuesto doméstico'.B7:'Presupuesto doméstico'.M7" chart:class="chart:bar">
            <chart:data-point chart:repeated="12"/>
          </chart:series>
          <chart:wall chart:style-name="ch9"/>
          <chart:floor chart:style-name="ch1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ENE</text:p>
                <draw:g>
                  <svg:desc>'Presupuesto doméstico'.B9:'Presupuesto doméstico'.M9</svg:desc>
                </draw:g>
              </table:table-cell>
              <table:table-cell office:value-type="string">
                <text:p>FEB</text:p>
              </table:table-cell>
              <table:table-cell office:value-type="string">
                <text:p>MAR</text:p>
              </table:table-cell>
              <table:table-cell office:value-type="string">
                <text:p>ABR</text:p>
              </table:table-cell>
              <table:table-cell office:value-type="string">
                <text:p>MAY</text:p>
              </table:table-cell>
              <table:table-cell office:value-type="string">
                <text:p>JUN</text:p>
              </table:table-cell>
              <table:table-cell office:value-type="string">
                <text:p>JUL</text:p>
              </table:table-cell>
              <table:table-cell office:value-type="string">
                <text:p>AGO</text:p>
              </table:table-cell>
              <table:table-cell office:value-type="string">
                <text:p>SEP</text:p>
              </table:table-cell>
              <table:table-cell office:value-type="string">
                <text:p>OCT</text:p>
              </table:table-cell>
              <table:table-cell office:value-type="string">
                <text:p>NOV</text:p>
              </table:table-cell>
              <table:table-cell office:value-type="string">
                <text:p>DIC</text:p>
              </table:table-cell>
            </table:table-row>
          </table:table-header-rows>
          <table:table-rows>
            <table:table-row>
              <table:table-cell office:value-type="string">
                <text:p>Fila 7</text:p>
                <draw:g>
                  <svg:desc/>
                </draw:g>
              </table:table-cell>
              <table:table-cell office:value-type="float" office:value="0">
                <text:p>0</text:p>
                <draw:g>
                  <svg:desc>'Presupuesto doméstico'.B7:'Presupuesto doméstico'.M7</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3P0" style:volatile="true">
      <number:text> </number:text>
      <number:number number:decimal-places="2" number:min-integer-digits="1" number:grouping="true"/>
      <number:text> € </number:text>
    </number:number-style>
    <number:number-style style:name="N103P1" style:volatile="true">
      <number:text>-</number:text>
      <number:number number:decimal-places="2" number:min-integer-digits="1" number:grouping="true"/>
      <number:text> € </number:text>
    </number:number-style>
    <number:number-style style:name="N103P2" style:volatile="true">
      <number:text> -</number:text>
      <number:number number:decimal-places="0" number:min-integer-digits="0"/>
      <number:text> € </number:text>
    </number:number-style>
    <number:text-style style:name="N103">
      <number:text> </number:text>
      <number:text-content/>
      <number:text> </number:text>
      <style:map style:condition="value()&gt;0" style:apply-style-name="N103P0"/>
      <style:map style:condition="value()&lt;0" style:apply-style-name="N103P1"/>
      <style:map style:condition="value()=0" style:apply-style-name="N103P2"/>
    </number:text-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103">
      <style:chart-properties chart:display-label="true" chart:logarithmic="false" chart:gap-width="15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103">
      <style:chart-properties chart:label-position="outside">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9" style:family="chart" style:data-style-name="N103">
      <style:chart-properties chart:label-position="outside">
        <chart:label-separator>
          <text:p>; </text:p>
        </chart:label-separator>
      </style:chart-properties>
      <style:graphic-properties draw:stroke="none" draw:fill-color="#c0504d"/>
      <style:text-properties fo:color="#000000" fo:font-family="Calibri" fo:font-size="10pt" style:font-size-asian="10pt" style:font-size-complex="10pt"/>
    </style:style>
    <style:style style:name="ch10" style:family="chart" style:data-style-name="N103">
      <style:chart-properties chart:label-position="outside">
        <chart:label-separator>
          <text:p>; </text:p>
        </chart:label-separator>
      </style:chart-properties>
      <style:graphic-properties draw:stroke="none" draw:fill-color="#9bbb59"/>
      <style:text-properties fo:color="#000000" fo:font-family="Calibri" fo:font-size="10pt" style:font-size-asian="10pt" style:font-size-complex="10pt"/>
    </style:style>
    <style:style style:name="ch11" style:family="chart" style:data-style-name="N103">
      <style:chart-properties chart:label-position="outside">
        <chart:label-separator>
          <text:p>; </text:p>
        </chart:label-separator>
      </style:chart-properties>
      <style:graphic-properties draw:stroke="none" draw:fill-color="#8064a2"/>
      <style:text-properties fo:color="#000000" fo:font-family="Calibri" fo:font-size="10pt" style:font-size-asian="10pt" style:font-size-complex="10pt"/>
    </style:style>
    <style:style style:name="ch12" style:family="chart" style:data-style-name="N103">
      <style:chart-properties chart:label-position="outside">
        <chart:label-separator>
          <text:p>; </text:p>
        </chart:label-separator>
      </style:chart-properties>
      <style:graphic-properties draw:stroke="none" draw:fill-color="#4bacc6"/>
      <style:text-properties fo:color="#000000" fo:font-family="Calibri" fo:font-size="10pt" style:font-size-asian="10pt" style:font-size-complex="10pt"/>
    </style:style>
    <style:style style:name="ch13" style:family="chart" style:data-style-name="N103">
      <style:chart-properties chart:label-position="outside">
        <chart:label-separator>
          <text:p>; </text:p>
        </chart:label-separator>
      </style:chart-properties>
      <style:graphic-properties draw:stroke="none" draw:fill-color="#f79646"/>
      <style:text-properties fo:color="#000000" fo:font-family="Calibri"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3.33cm" svg:height="7.11cm" xlink:href=".." xlink:type="simple" chart:class="chart:bar" chart:style-name="ch1">
        <chart:title svg:x="3.138cm" svg:y="0.277cm" chart:style-name="ch2">
          <text:p>Evolución distintos gastos</text:p>
        </chart:title>
        <chart:legend chart:legend-position="end" svg:x="8.765cm" svg:y="2.011cm" style:legend-expansion="high" chart:style-name="ch3"/>
        <chart:plot-area chart:style-name="ch4" table:cell-range-address="'Presupuesto doméstico'.B9:'Presupuesto doméstico'.M9 'Presupuesto doméstico'.A19:'Presupuesto doméstico'.M24" chart:data-source-has-labels="both" svg:x="0.716cm" svg:y="1.854cm" svg:width="7.517cm" svg:height="4.694cm">
          <chartooo:coordinate-region svg:x="2.025cm" svg:y="2.053cm" svg:width="6.208cm" svg:height="3.848cm"/>
          <chart:axis chart:dimension="x" chart:name="primary-x" chart:style-name="ch5" chartooo:axis-type="auto">
            <chartooo:date-scale/>
            <chart:categories table:cell-range-address="'Presupuesto doméstico'.B9:'Presupuesto doméstico'.M9"/>
          </chart:axis>
          <chart:axis chart:dimension="y" chart:name="primary-y" chart:style-name="ch6">
            <chart:grid chart:style-name="ch7" chart:class="major"/>
          </chart:axis>
          <chart:series chart:style-name="ch8" chart:values-cell-range-address="'Presupuesto doméstico'.B19:'Presupuesto doméstico'.M19" chart:label-cell-address="'Presupuesto doméstico'.A19:'Presupuesto doméstico'.A19" chart:class="chart:bar">
            <chart:data-point chart:repeated="12"/>
          </chart:series>
          <chart:series chart:style-name="ch9" chart:values-cell-range-address="'Presupuesto doméstico'.B20:'Presupuesto doméstico'.M20" chart:label-cell-address="'Presupuesto doméstico'.A20:'Presupuesto doméstico'.A20" chart:class="chart:bar">
            <chart:data-point chart:repeated="12"/>
          </chart:series>
          <chart:series chart:style-name="ch10" chart:values-cell-range-address="'Presupuesto doméstico'.B21:'Presupuesto doméstico'.M21" chart:label-cell-address="'Presupuesto doméstico'.A21:'Presupuesto doméstico'.A21" chart:class="chart:bar">
            <chart:data-point chart:repeated="12"/>
          </chart:series>
          <chart:series chart:style-name="ch11" chart:values-cell-range-address="'Presupuesto doméstico'.B22:'Presupuesto doméstico'.M22" chart:label-cell-address="'Presupuesto doméstico'.A22:'Presupuesto doméstico'.A22" chart:class="chart:bar">
            <chart:data-point chart:repeated="12"/>
          </chart:series>
          <chart:series chart:style-name="ch12" chart:values-cell-range-address="'Presupuesto doméstico'.B23:'Presupuesto doméstico'.M23" chart:label-cell-address="'Presupuesto doméstico'.A23:'Presupuesto doméstico'.A23" chart:class="chart:bar">
            <chart:data-point chart:repeated="12"/>
          </chart:series>
          <chart:series chart:style-name="ch13" chart:values-cell-range-address="'Presupuesto doméstico'.B24:'Presupuesto doméstico'.M24" chart:label-cell-address="'Presupuesto doméstico'.A24:'Presupuesto doméstico'.A24" chart:class="chart:bar">
            <chart:data-point chart:repeated="12"/>
          </chart:series>
          <chart:wall chart:style-name="ch14"/>
          <chart:floor chart:style-name="ch15"/>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ENE</text:p>
                <draw:g>
                  <svg:desc>'Presupuesto doméstico'.B9:'Presupuesto doméstico'.M9</svg:desc>
                </draw:g>
              </table:table-cell>
              <table:table-cell office:value-type="string">
                <text:p>FEB</text:p>
              </table:table-cell>
              <table:table-cell office:value-type="string">
                <text:p>MAR</text:p>
              </table:table-cell>
              <table:table-cell office:value-type="string">
                <text:p>ABR</text:p>
              </table:table-cell>
              <table:table-cell office:value-type="string">
                <text:p>MAY</text:p>
              </table:table-cell>
              <table:table-cell office:value-type="string">
                <text:p>JUN</text:p>
              </table:table-cell>
              <table:table-cell office:value-type="string">
                <text:p>JUL</text:p>
              </table:table-cell>
              <table:table-cell office:value-type="string">
                <text:p>AGO</text:p>
              </table:table-cell>
              <table:table-cell office:value-type="string">
                <text:p>SEP</text:p>
              </table:table-cell>
              <table:table-cell office:value-type="string">
                <text:p>OCT</text:p>
              </table:table-cell>
              <table:table-cell office:value-type="string">
                <text:p>NOV</text:p>
              </table:table-cell>
              <table:table-cell office:value-type="string">
                <text:p>DIC</text:p>
              </table:table-cell>
            </table:table-row>
          </table:table-header-rows>
          <table:table-rows>
            <table:table-row>
              <table:table-cell office:value-type="string">
                <text:p>Gastos del hogar</text:p>
                <draw:g>
                  <svg:desc>'Presupuesto doméstico'.A19:'Presupuesto doméstico'.A19</svg:desc>
                </draw:g>
              </table:table-cell>
              <table:table-cell office:value-type="float" office:value="0">
                <text:p>0</text:p>
                <draw:g>
                  <svg:desc>'Presupuesto doméstico'.B19:'Presupuesto doméstico'.M19</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astos de transporte</text:p>
                <draw:g>
                  <svg:desc>'Presupuesto doméstico'.A20:'Presupuesto doméstico'.A20</svg:desc>
                </draw:g>
              </table:table-cell>
              <table:table-cell office:value-type="float" office:value="0">
                <text:p>0</text:p>
                <draw:g>
                  <svg:desc>'Presupuesto doméstico'.B20:'Presupuesto doméstico'.M20</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asto sanitario</text:p>
                <draw:g>
                  <svg:desc>'Presupuesto doméstico'.A21:'Presupuesto doméstico'.A21</svg:desc>
                </draw:g>
              </table:table-cell>
              <table:table-cell office:value-type="float" office:value="0">
                <text:p>0</text:p>
                <draw:g>
                  <svg:desc>'Presupuesto doméstico'.B21:'Presupuesto doméstico'.M21</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astos vida diaria</text:p>
                <draw:g>
                  <svg:desc>'Presupuesto doméstico'.A22:'Presupuesto doméstico'.A22</svg:desc>
                </draw:g>
              </table:table-cell>
              <table:table-cell office:value-type="float" office:value="0">
                <text:p>0</text:p>
                <draw:g>
                  <svg:desc>'Presupuesto doméstico'.B22:'Presupuesto doméstico'.M2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astos en entretenimiento</text:p>
                <draw:g>
                  <svg:desc>'Presupuesto doméstico'.A23:'Presupuesto doméstico'.A23</svg:desc>
                </draw:g>
              </table:table-cell>
              <table:table-cell office:value-type="float" office:value="0">
                <text:p>0</text:p>
                <draw:g>
                  <svg:desc>'Presupuesto doméstico'.B23:'Presupuesto doméstico'.M2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estinado al ahorro</text:p>
                <draw:g>
                  <svg:desc>'Presupuesto doméstico'.A24:'Presupuesto doméstico'.A24</svg:desc>
                </draw:g>
              </table:table-cell>
              <table:table-cell office:value-type="float" office:value="0">
                <text:p>0</text:p>
                <draw:g>
                  <svg:desc>'Presupuesto doméstico'.B24:'Presupuesto doméstico'.M24</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solid" svg:stroke-width="0.026cm" svg:stroke-color="#878787"/>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0">
      <style:chart-properties chart:display-label="true" chart:logarithmic="false" chart:gap-width="15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abel-position="outside">
        <chart:label-separator>
          <text:p>; </text:p>
        </chart:label-separator>
      </style:chart-properties>
      <style:graphic-properties draw:stroke="none" draw:fill-color="#4f81bd"/>
      <style:text-properties fo:color="#000000" fo:font-family="Calibri" fo:font-size="10pt" style:font-size-asian="10pt" style:font-size-complex="10pt"/>
    </style:style>
    <style:style style:name="ch9" style:family="chart" style:data-style-name="N0">
      <style:chart-properties chart:label-position="outside">
        <chart:label-separator>
          <text:p>; </text:p>
        </chart:label-separator>
      </style:chart-properties>
      <style:graphic-properties draw:stroke="none" draw:fill-color="#c0504d"/>
      <style:text-properties fo:color="#000000" fo:font-family="Calibri" fo:font-size="10pt" style:font-size-asian="10pt" style:font-size-complex="10pt"/>
    </style:style>
    <style:style style:name="ch10" style:family="chart" style:data-style-name="N0">
      <style:chart-properties chart:label-position="outside">
        <chart:label-separator>
          <text:p>; </text:p>
        </chart:label-separator>
      </style:chart-properties>
      <style:graphic-properties draw:stroke="none" draw:fill-color="#9bbb59"/>
      <style:text-properties fo:color="#000000" fo:font-family="Calibri" fo:font-size="10pt" style:font-size-asian="10pt" style:font-size-complex="10pt"/>
    </style:style>
    <style:style style:name="ch11" style:family="chart" style:data-style-name="N0">
      <style:chart-properties chart:label-position="outside">
        <chart:label-separator>
          <text:p>; </text:p>
        </chart:label-separator>
      </style:chart-properties>
      <style:graphic-properties draw:stroke="none" draw:fill-color="#8064a2"/>
      <style:text-properties fo:color="#000000" fo:font-family="Calibri" fo:font-size="10pt" style:font-size-asian="10pt" style:font-size-complex="10pt"/>
    </style:style>
    <style:style style:name="ch12" style:family="chart" style:data-style-name="N0">
      <style:chart-properties chart:label-position="outside">
        <chart:label-separator>
          <text:p>; </text:p>
        </chart:label-separator>
      </style:chart-properties>
      <style:graphic-properties draw:stroke="none" draw:fill-color="#4bacc6"/>
      <style:text-properties fo:color="#000000" fo:font-family="Calibri"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3.542cm" svg:height="7.004cm" xlink:href=".." xlink:type="simple" chart:class="chart:bar" chart:style-name="ch1">
        <chart:title svg:x="2.979cm" svg:y="0.275cm" chart:style-name="ch2">
          <text:p>Evolución distintos ingresos</text:p>
        </chart:title>
        <chart:legend chart:legend-position="end" svg:x="9.559cm" svg:y="2.207cm" style:legend-expansion="high" chart:style-name="ch3"/>
        <chart:plot-area chart:style-name="ch4" table:cell-range-address="'Presupuesto doméstico'.B9:'Presupuesto doméstico'.M9 'Presupuesto doméstico'.A11:'Presupuesto doméstico'.M15" chart:data-source-has-labels="both" svg:x="0.72cm" svg:y="1.846cm" svg:width="8.299cm" svg:height="4.598cm">
          <chartooo:coordinate-region svg:x="1.341cm" svg:y="2.045cm" svg:width="7.678cm" svg:height="3.752cm"/>
          <chart:axis chart:dimension="x" chart:name="primary-x" chart:style-name="ch5" chartooo:axis-type="auto">
            <chartooo:date-scale/>
            <chart:categories table:cell-range-address="'Presupuesto doméstico'.B9:'Presupuesto doméstico'.M9"/>
          </chart:axis>
          <chart:axis chart:dimension="y" chart:name="primary-y" chart:style-name="ch6">
            <chart:grid chart:style-name="ch7" chart:class="major"/>
          </chart:axis>
          <chart:series chart:style-name="ch8" chart:values-cell-range-address="'Presupuesto doméstico'.B11:'Presupuesto doméstico'.M11" chart:label-cell-address="'Presupuesto doméstico'.A11:'Presupuesto doméstico'.A11" chart:class="chart:bar">
            <chart:data-point chart:repeated="12"/>
          </chart:series>
          <chart:series chart:style-name="ch9" chart:values-cell-range-address="'Presupuesto doméstico'.B12:'Presupuesto doméstico'.M12" chart:label-cell-address="'Presupuesto doméstico'.A12:'Presupuesto doméstico'.A12" chart:class="chart:bar">
            <chart:data-point chart:repeated="12"/>
          </chart:series>
          <chart:series chart:style-name="ch10" chart:values-cell-range-address="'Presupuesto doméstico'.B13:'Presupuesto doméstico'.M13" chart:label-cell-address="'Presupuesto doméstico'.A13:'Presupuesto doméstico'.A13" chart:class="chart:bar">
            <chart:data-point chart:repeated="12"/>
          </chart:series>
          <chart:series chart:style-name="ch11" chart:values-cell-range-address="'Presupuesto doméstico'.B14:'Presupuesto doméstico'.M14" chart:label-cell-address="'Presupuesto doméstico'.A14:'Presupuesto doméstico'.A14" chart:class="chart:bar">
            <chart:data-point chart:repeated="12"/>
          </chart:series>
          <chart:series chart:style-name="ch12" chart:values-cell-range-address="'Presupuesto doméstico'.B15:'Presupuesto doméstico'.M15" chart:label-cell-address="'Presupuesto doméstico'.A15:'Presupuesto doméstico'.A15" chart:class="chart:bar">
            <chart:data-point chart:repeated="12"/>
          </chart:series>
          <chart:wall chart:style-name="ch13"/>
          <chart:floor chart:style-name="ch14"/>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ENE</text:p>
                <draw:g>
                  <svg:desc>'Presupuesto doméstico'.B9:'Presupuesto doméstico'.M9</svg:desc>
                </draw:g>
              </table:table-cell>
              <table:table-cell office:value-type="string">
                <text:p>FEB</text:p>
              </table:table-cell>
              <table:table-cell office:value-type="string">
                <text:p>MAR</text:p>
              </table:table-cell>
              <table:table-cell office:value-type="string">
                <text:p>ABR</text:p>
              </table:table-cell>
              <table:table-cell office:value-type="string">
                <text:p>MAY</text:p>
              </table:table-cell>
              <table:table-cell office:value-type="string">
                <text:p>JUN</text:p>
              </table:table-cell>
              <table:table-cell office:value-type="string">
                <text:p>JUL</text:p>
              </table:table-cell>
              <table:table-cell office:value-type="string">
                <text:p>AGO</text:p>
              </table:table-cell>
              <table:table-cell office:value-type="string">
                <text:p>SEP</text:p>
              </table:table-cell>
              <table:table-cell office:value-type="string">
                <text:p>OCT</text:p>
              </table:table-cell>
              <table:table-cell office:value-type="string">
                <text:p>NOV</text:p>
              </table:table-cell>
              <table:table-cell office:value-type="string">
                <text:p>DIC</text:p>
              </table:table-cell>
            </table:table-row>
          </table:table-header-rows>
          <table:table-rows>
            <table:table-row>
              <table:table-cell office:value-type="string">
                <text:p>Salario</text:p>
                <draw:g>
                  <svg:desc>'Presupuesto doméstico'.A11:'Presupuesto doméstico'.A11</svg:desc>
                </draw:g>
              </table:table-cell>
              <table:table-cell office:value-type="float" office:value="NaN">
                <text:p>NaN</text:p>
                <draw:g>
                  <svg:desc>'Presupuesto doméstico'.B11:'Presupuesto doméstico'.M11</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gresos por intereses</text:p>
                <draw:g>
                  <svg:desc>'Presupuesto doméstico'.A12:'Presupuesto doméstico'.A12</svg:desc>
                </draw:g>
              </table:table-cell>
              <table:table-cell office:value-type="float" office:value="NaN">
                <text:p>NaN</text:p>
                <draw:g>
                  <svg:desc>'Presupuesto doméstico'.B12:'Presupuesto doméstico'.M1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Dividendos</text:p>
                <draw:g>
                  <svg:desc>'Presupuesto doméstico'.A13:'Presupuesto doméstico'.A13</svg:desc>
                </draw:g>
              </table:table-cell>
              <table:table-cell office:value-type="float" office:value="NaN">
                <text:p>NaN</text:p>
                <draw:g>
                  <svg:desc>'Presupuesto doméstico'.B13:'Presupuesto doméstico'.M13</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lquileres</text:p>
                <draw:g>
                  <svg:desc>'Presupuesto doméstico'.A14:'Presupuesto doméstico'.A14</svg:desc>
                </draw:g>
              </table:table-cell>
              <table:table-cell office:value-type="float" office:value="NaN">
                <text:p>NaN</text:p>
                <draw:g>
                  <svg:desc>'Presupuesto doméstico'.B14:'Presupuesto doméstico'.M1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tros</text:p>
                <draw:g>
                  <svg:desc>'Presupuesto doméstico'.A15:'Presupuesto doméstico'.A15</svg:desc>
                </draw:g>
              </table:table-cell>
              <table:table-cell office:value-type="float" office:value="NaN">
                <text:p>NaN</text:p>
                <draw:g>
                  <svg:desc>'Presupuesto doméstico'.B15:'Presupuesto doméstico'.M1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